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entury Gothic" svg:font-family="Century Gothic" style:font-family-generic="swiss" style:font-pitch="variable" svg:panose-1="2 11 5 2 2 2 2 2 2 4"/>
    <style:font-face style:name="Meiryo" svg:font-family="Meiryo"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egoe UI" svg:font-family="Segoe UI" style:font-family-generic="swiss" style:font-pitch="variable" svg:panose-1="2 11 6 4 2 2 2 2 2 4"/>
    <style:font-face style:name="Consolas" svg:font-family="Consolas" style:font-family-generic="modern" style:font-pitch="fixed" svg:panose-1="2 11 6 9 2 2 4 3 2 4"/>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office:font-face-decls>
  <office:automatic-styles>
    <text:list-style style:name="LFO1">
      <text:list-level-style-bullet text:level="1" text:style-name="WW_CharLFO1LVL1" text:bullet-char="">
        <style:list-level-properties text:space-before="0in" text:min-label-width="0.1701in" text:list-level-position-and-space-mode="label-alignment">
          <style:list-level-label-alignment text:label-followed-by="listtab" fo:margin-left="0.1701in" fo:text-indent="-0.1701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1701in" text:list-level-position-and-space-mode="label-alignment">
          <style:list-level-label-alignment text:label-followed-by="listtab" fo:margin-left="0.1701in" fo:text-indent="-0.1701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Title" style:master-page-name="MPF0" style:family="paragraph">
      <style:paragraph-properties fo:break-before="page"/>
    </style:style>
    <style:style style:name="T17" style:parent-style-name="DefaultParagraphFont" style:family="text">
      <style:text-properties fo:font-weight="normal" style:font-weight-asian="normal" style:font-weight-complex="bold" fo:font-size="18pt" style:font-size-asian="18pt" style:font-size-complex="36pt"/>
    </style:style>
    <style:style style:name="TableColumn19" style:family="table-column">
      <style:table-column-properties style:column-width="1.0944in" style:use-optimal-column-width="false"/>
    </style:style>
    <style:style style:name="TableColumn20" style:family="table-column">
      <style:table-column-properties style:column-width="5.1548in" style:use-optimal-column-width="false"/>
    </style:style>
    <style:style style:name="Table18" style:family="table">
      <style:table-properties style:width="6.2493in" style:rel-width="104.16%" fo:margin-left="-0.25in" table:align="left"/>
    </style:style>
    <style:style style:name="TableRow21" style:family="table-row">
      <style:table-row-properties style:use-optimal-row-height="false"/>
    </style:style>
    <style:style style:name="TableCell22" style:family="table-cell">
      <style:table-cell-properties fo:border="none" style:writing-mode="lr-tb" fo:padding-top="0in" fo:padding-left="0in" fo:padding-bottom="0.15in" fo:padding-right="0in"/>
    </style:style>
    <style:style style:name="T23" style:parent-style-name="DefaultParagraphFont" style:family="text">
      <style:text-properties fo:font-weight="normal" style:font-weight-asian="normal" style:font-weight-complex="bold" fo:font-size="14pt" style:font-size-asian="14pt" style:font-size-complex="14pt"/>
    </style:style>
    <style:style style:name="TableCell24" style:family="table-cell">
      <style:table-cell-properties fo:border="none" style:writing-mode="lr-tb" fo:padding-top="0in" fo:padding-left="0.0798in" fo:padding-bottom="0.15in" fo:padding-right="0in"/>
    </style:style>
    <style:style style:name="TableRow25" style:family="table-row">
      <style:table-row-properties style:use-optimal-row-height="false"/>
    </style:style>
    <style:style style:name="TableCell26" style:family="table-cell">
      <style:table-cell-properties fo:border="none" style:writing-mode="lr-tb" fo:padding-top="0in" fo:padding-left="0in" fo:padding-bottom="0.15in" fo:padding-right="0in"/>
    </style:style>
    <style:style style:name="P27" style:parent-style-name="Heading1" style:family="paragraph">
      <style:text-properties fo:font-weight="normal" style:font-weight-asian="normal" style:font-weight-complex="bold" fo:font-size="14pt" style:font-size-asian="14pt" style:font-size-complex="14pt"/>
    </style:style>
    <style:style style:name="TableCell28" style:family="table-cell">
      <style:table-cell-properties fo:border="none" style:writing-mode="lr-tb" fo:padding-top="0in" fo:padding-left="0.0798in" fo:padding-bottom="0.15in" fo:padding-right="0in"/>
    </style:style>
    <style:style style:name="TableRow29" style:family="table-row">
      <style:table-row-properties style:use-optimal-row-height="false"/>
    </style:style>
    <style:style style:name="TableCell30" style:family="table-cell">
      <style:table-cell-properties fo:border="none" style:writing-mode="lr-tb" fo:padding-top="0in" fo:padding-left="0in" fo:padding-bottom="0in" fo:padding-right="0in"/>
    </style:style>
    <style:style style:name="T31" style:parent-style-name="DefaultParagraphFont" style:family="text">
      <style:text-properties fo:font-weight="normal" style:font-weight-asian="normal" style:font-weight-complex="bold" fo:font-size="14pt" style:font-size-asian="14pt" style:font-size-complex="14pt"/>
    </style:style>
    <style:style style:name="P32" style:parent-style-name="Heading1" style:family="paragraph">
      <style:text-properties fo:font-weight="normal" style:font-weight-asian="normal" style:font-weight-complex="bold" fo:font-size="14pt" style:font-size-asian="14pt" style:font-size-complex="12pt"/>
    </style:style>
    <style:style style:name="T33" style:parent-style-name="DefaultParagraphFont" style:family="text">
      <style:text-properties fo:font-weight="normal" style:font-weight-asian="normal" style:font-weight-complex="bold" fo:font-size="14pt" style:font-size-asian="14pt" style:font-size-complex="12pt"/>
    </style:style>
    <style:style style:name="P34" style:parent-style-name="Heading1" style:family="paragraph">
      <style:text-properties fo:font-weight="normal" style:font-weight-asian="normal" style:font-weight-complex="bold" fo:font-size="14pt" style:font-size-asian="14pt" style:font-size-complex="12pt"/>
    </style:style>
    <style:style style:name="P35" style:parent-style-name="Heading1" style:family="paragraph">
      <style:text-properties fo:font-weight="normal" style:font-weight-asian="normal" style:font-weight-complex="bold"/>
    </style:style>
    <style:style style:name="TableCell36" style:family="table-cell">
      <style:table-cell-properties fo:border="none" style:writing-mode="lr-tb" fo:padding-top="0in" fo:padding-left="0.0798in" fo:padding-bottom="0in" fo:padding-right="0in"/>
    </style:style>
    <style:style style:name="T37" style:parent-style-name="DefaultParagraphFont" style:family="text">
      <style:text-properties fo:font-weight="bold" style:font-weight-asian="bold" style:font-weight-complex="normal" fo:font-style="italic" style:font-style-asian="italic" style:font-style-complex="normal" fo:font-size="14pt" style:font-size-asian="14pt" style:font-size-complex="16pt"/>
    </style:style>
    <style:style style:name="T38" style:parent-style-name="DefaultParagraphFont" style:family="text">
      <style:text-properties fo:font-weight="bold" style:font-weight-asian="bold" style:font-weight-complex="normal" fo:font-size="14pt" style:font-size-asian="14pt" style:font-size-complex="16pt"/>
    </style:style>
    <style:style style:name="T39" style:parent-style-name="DefaultParagraphFont" style:family="text">
      <style:text-properties fo:font-weight="bold" style:font-weight-asian="bold" style:font-weight-complex="normal" fo:font-style="italic" style:font-style-asian="italic" style:font-style-complex="normal" fo:font-size="14pt" style:font-size-asian="14pt" style:font-size-complex="16pt"/>
    </style:style>
    <style:style style:name="T40" style:parent-style-name="DefaultParagraphFont" style:family="text">
      <style:text-properties fo:font-weight="bold" style:font-weight-asian="bold" style:font-weight-complex="normal" fo:font-size="14pt" style:font-size-asian="14pt" style:font-size-complex="16pt"/>
    </style:style>
    <style:style style:name="T41" style:parent-style-name="Hyperlink" style:family="text">
      <style:text-properties fo:font-style="italic" style:font-style-asian="italic" style:font-style-complex="normal"/>
    </style:style>
    <style:style style:name="P42" style:parent-style-name="ListParagraph" style:list-style-name="LFO19" style:family="paragraph"/>
    <style:style style:name="P43" style:parent-style-name="ListParagraph" style:list-style-name="LFO19" style:family="paragraph"/>
    <style:style style:name="T44" style:parent-style-name="DefaultParagraphFont" style:family="text">
      <style:text-properties fo:font-weight="bold" style:font-weight-asian="bold" style:font-weight-complex="normal" fo:font-style="italic" style:font-style-asian="italic" style:font-style-complex="normal" fo:font-size="14pt" style:font-size-asian="14pt" style:font-size-complex="16pt"/>
    </style:style>
    <style:style style:name="T45" style:parent-style-name="DefaultParagraphFont" style:family="text">
      <style:text-properties fo:font-weight="bold" style:font-weight-asian="bold" style:font-weight-complex="normal" fo:font-style="italic" style:font-style-asian="italic" style:font-style-complex="normal" fo:font-size="14pt" style:font-size-asian="14pt" style:font-size-complex="16pt"/>
    </style:style>
    <style:style style:name="T46" style:parent-style-name="DefaultParagraphFont" style:family="text">
      <style:text-properties fo:font-weight="bold" style:font-weight-asian="bold" style:font-weight-complex="normal" fo:font-size="14pt" style:font-size-asian="14pt" style:font-size-complex="16pt"/>
    </style:style>
    <style:style style:name="T47" style:parent-style-name="DefaultParagraphFont" style:family="text">
      <style:text-properties fo:font-weight="bold" style:font-weight-asian="bold" style:font-weight-complex="normal" fo:font-style="italic" style:font-style-asian="italic" style:font-style-complex="normal" fo:font-size="14pt" style:font-size-asian="14pt" style:font-size-complex="16pt"/>
    </style:style>
    <style:style style:name="T48" style:parent-style-name="DefaultParagraphFont" style:family="text">
      <style:text-properties fo:font-weight="bold" style:font-weight-asian="bold" style:font-weight-complex="normal" fo:font-style="italic" style:font-style-asian="italic" style:font-style-complex="normal" fo:font-size="14pt" style:font-size-asian="14pt" style:font-size-complex="16pt"/>
    </style:style>
    <style:style style:name="T49" style:parent-style-name="DefaultParagraphFont" style:family="text">
      <style:text-properties fo:font-weight="bold" style:font-weight-asian="bold" style:font-weight-complex="normal" fo:font-size="14pt" style:font-size-asian="14pt" style:font-size-complex="16pt"/>
    </style:style>
    <style:style style:name="T50" style:parent-style-name="DefaultParagraphFont" style:family="text">
      <style:text-properties fo:font-weight="bold" style:font-weight-asian="bold" style:font-weight-complex="normal" fo:font-style="italic" style:font-style-asian="italic" style:font-style-complex="normal" fo:font-size="14pt" style:font-size-asian="14pt" style:font-size-complex="16pt"/>
    </style:style>
    <style:style style:name="T51" style:parent-style-name="DefaultParagraphFont" style:family="text">
      <style:text-properties fo:font-weight="bold" style:font-weight-asian="bold" style:font-weight-complex="normal" fo:font-size="14pt" style:font-size-asian="14pt" style:font-size-complex="16pt"/>
    </style:style>
    <style:style style:name="P52" style:parent-style-name="Normal" style:family="paragraph">
      <style:text-properties fo:font-weight="bold" style:font-weight-asian="bold" style:font-weight-complex="bold" fo:font-size="12pt" style:font-size-asian="12pt" style:font-size-complex="12pt"/>
    </style:style>
    <style:style style:name="P53" style:parent-style-name="Normal" style:family="paragraph">
      <style:text-properties fo:font-weight="bold" style:font-weight-asian="bold" style:font-weight-complex="bold" fo:font-size="12pt" style:font-size-asian="12pt" style:font-size-complex="12pt"/>
    </style:style>
    <style:style style:name="P54" style:parent-style-name="Normal" style:family="paragraph">
      <style:text-properties fo:font-weight="bold" style:font-weight-asian="bold" style:font-weight-complex="bold" fo:font-size="12pt" style:font-size-asian="12pt" style:font-size-complex="12pt"/>
    </style:style>
    <style:style style:name="TableRow55" style:family="table-row">
      <style:table-row-properties style:use-optimal-row-height="false"/>
    </style:style>
    <style:style style:name="TableCell56" style:family="table-cell">
      <style:table-cell-properties fo:border="none" style:writing-mode="lr-tb" fo:padding-top="0in" fo:padding-left="0in" fo:padding-bottom="0.15in" fo:padding-right="0in"/>
    </style:style>
    <style:style style:name="P57" style:parent-style-name="Heading1" style:family="paragraph">
      <style:text-properties fo:font-weight="normal" style:font-weight-asian="normal" style:font-weight-complex="bold" fo:font-size="14pt" style:font-size-asian="14pt" style:font-size-complex="12pt"/>
    </style:style>
    <style:style style:name="P58" style:parent-style-name="Heading1" style:family="paragraph">
      <style:text-properties fo:font-weight="normal" style:font-weight-asian="normal" style:font-weight-complex="bold"/>
    </style:style>
    <style:style style:name="T59" style:parent-style-name="DefaultParagraphFont" style:family="text">
      <style:text-properties fo:font-weight="normal" style:font-weight-asian="normal" style:font-weight-complex="bold" fo:font-size="14pt" style:font-size-asian="14pt" style:font-size-complex="12pt"/>
    </style:style>
    <style:style style:name="TableCell60" style:family="table-cell">
      <style:table-cell-properties fo:border="none" style:writing-mode="lr-tb" fo:padding-top="0in" fo:padding-left="0.0798in" fo:padding-bottom="0.15in" fo:padding-right="0in"/>
    </style:style>
    <style:style style:name="T61" style:parent-style-name="Hyperlink" style:family="text">
      <style:text-properties style:font-name-complex="Arial" style:font-weight-complex="bold" style:font-size-complex="10pt"/>
    </style:style>
    <style:style style:name="T62" style:parent-style-name="DefaultParagraphFont" style:family="text">
      <style:text-properties style:font-name-complex="Arial" style:font-weight-complex="bold" style:font-size-complex="10pt"/>
    </style:style>
    <style:style style:name="P63" style:parent-style-name="Normal" style:family="paragraph">
      <style:text-properties style:font-name-complex="Arial" style:font-weight-complex="bold" style:font-size-complex="10pt"/>
    </style:style>
    <style:style style:name="T64" style:parent-style-name="DefaultParagraphFont" style:family="text">
      <style:text-properties style:font-name-complex="Arial" style:font-weight-complex="bold" style:font-size-complex="10pt"/>
    </style:style>
    <style:style style:name="T65" style:parent-style-name="DefaultParagraphFont" style:family="text">
      <style:text-properties style:font-name-complex="Arial" fo:font-weight="bold" style:font-weight-asian="bold" style:font-size-complex="10pt"/>
    </style:style>
    <style:style style:name="T66" style:parent-style-name="DefaultParagraphFont" style:family="text">
      <style:text-properties style:font-name-complex="Arial" style:font-weight-complex="bold" style:font-size-complex="10pt"/>
    </style:style>
    <style:style style:name="T67" style:parent-style-name="Hyperlink" style:family="text">
      <style:text-properties style:font-name-complex="Arial" style:font-weight-complex="bold" style:font-size-complex="10pt"/>
    </style:style>
    <style:style style:name="TableRow68" style:family="table-row">
      <style:table-row-properties style:use-optimal-row-height="false"/>
    </style:style>
    <style:style style:name="TableCell69" style:family="table-cell">
      <style:table-cell-properties fo:border="none" style:writing-mode="lr-tb" fo:padding-top="0in" fo:padding-left="0in" fo:padding-bottom="0.15in" fo:padding-right="0in"/>
    </style:style>
    <style:style style:name="P70" style:parent-style-name="Heading1" style:family="paragraph">
      <style:text-properties fo:font-weight="normal" style:font-weight-asian="normal" style:font-weight-complex="bold"/>
    </style:style>
    <style:style style:name="TableCell71" style:family="table-cell">
      <style:table-cell-properties fo:border="none" style:writing-mode="lr-tb" fo:padding-top="0in" fo:padding-left="0.0798in" fo:padding-bottom="0.15in" fo:padding-right="0in"/>
    </style:style>
    <style:style style:name="T72" style:parent-style-name="DefaultParagraphFont" style:family="text">
      <style:text-properties style:font-name-complex="Arial" style:font-weight-complex="bold" style:font-size-complex="10pt"/>
    </style:style>
    <style:style style:name="T73" style:parent-style-name="DefaultParagraphFont" style:family="text">
      <style:text-properties style:font-name-complex="Arial" fo:font-weight="bold" style:font-weight-asian="bold" style:font-size-complex="10pt"/>
    </style:style>
    <style:style style:name="T74" style:parent-style-name="DefaultParagraphFont" style:family="text">
      <style:text-properties style:font-name-complex="Arial" style:font-weight-complex="bold" style:font-size-complex="10pt"/>
    </style:style>
    <style:style style:name="T75" style:parent-style-name="Hyperlink" style:family="text">
      <style:text-properties style:font-name-complex="Arial" style:font-weight-complex="bold" style:font-size-complex="10pt"/>
    </style:style>
    <style:style style:name="T76" style:parent-style-name="DefaultParagraphFont" style:family="text">
      <style:text-properties style:font-name-complex="Arial" style:font-weight-complex="bold" style:font-size-complex="10pt"/>
    </style:style>
    <style:style style:name="T77" style:parent-style-name="DefaultParagraphFont" style:family="text">
      <style:text-properties fo:font-weight="bold" style:font-weight-asian="bold" style:font-weight-complex="bold"/>
    </style:style>
    <style:style style:name="T78" style:parent-style-name="DefaultParagraphFont" style:family="text">
      <style:text-properties fo:font-weight="bold" style:font-weight-asian="bold" style:font-weight-complex="bold"/>
    </style:style>
    <style:style style:name="T79" style:parent-style-name="DefaultParagraphFont" style:family="text">
      <style:text-properties fo:font-weight="bold" style:font-weight-asian="bold" style:font-weight-complex="bold"/>
    </style:style>
    <style:style style:name="T80" style:parent-style-name="DefaultParagraphFont" style:family="text">
      <style:text-properties fo:font-weight="bold" style:font-weight-asian="bold" style:font-weight-complex="bold"/>
    </style:style>
    <style:style style:name="T81" style:parent-style-name="DefaultParagraphFont" style:family="text">
      <style:text-properties fo:font-weight="bold" style:font-weight-asian="bold" style:font-weight-complex="bold"/>
    </style:style>
    <style:style style:name="TableRow82" style:family="table-row">
      <style:table-row-properties style:use-optimal-row-height="false"/>
    </style:style>
    <style:style style:name="TableCell83" style:family="table-cell">
      <style:table-cell-properties fo:border="none" style:writing-mode="lr-tb" fo:padding-top="0in" fo:padding-left="0in" fo:padding-bottom="0.15in" fo:padding-right="0in"/>
    </style:style>
    <style:style style:name="T84" style:parent-style-name="DefaultParagraphFont" style:family="text">
      <style:text-properties fo:font-weight="normal" style:font-weight-asian="normal" style:font-weight-complex="bold" fo:font-size="14pt" style:font-size-asian="14pt" style:font-size-complex="12pt"/>
    </style:style>
    <style:style style:name="TableCell85" style:family="table-cell">
      <style:table-cell-properties fo:border="none" style:writing-mode="lr-tb" fo:padding-top="0in" fo:padding-left="0.0798in" fo:padding-bottom="0.15in" fo:padding-right="0in"/>
    </style:style>
    <style:style style:name="P86" style:parent-style-name="Heading2" style:family="paragraph">
      <style:text-properties fo:font-weight="bold" style:font-weight-asian="bold" style:font-weight-complex="normal" fo:font-style="italic" style:font-style-asian="italic" style:font-style-complex="normal"/>
    </style:style>
    <style:style style:name="T87" style:parent-style-name="DefaultParagraphFont" style:family="text">
      <style:text-properties fo:font-weight="bold" style:font-weight-asian="bold" style:font-weight-complex="normal" fo:font-style="italic" style:font-style-asian="italic" style:font-style-complex="normal"/>
    </style:style>
    <style:style style:name="P88" style:parent-style-name="Heading2" style:family="paragraph">
      <style:text-properties fo:font-weight="bold" style:font-weight-asian="bold" style:font-weight-complex="normal" fo:font-style="italic" style:font-style-asian="italic" style:font-style-complex="normal"/>
    </style:style>
    <style:style style:name="P89" style:parent-style-name="Heading2" style:family="paragraph">
      <style:text-properties fo:font-weight="bold" style:font-weight-asian="bold" style:font-weight-complex="normal" fo:font-style="italic" style:font-style-asian="italic" style:font-style-complex="normal"/>
    </style:style>
    <style:style style:name="TableRow90" style:family="table-row">
      <style:table-row-properties style:use-optimal-row-height="false"/>
    </style:style>
    <style:style style:name="TableCell91" style:family="table-cell">
      <style:table-cell-properties fo:border="none" style:writing-mode="lr-tb" fo:padding-top="0in" fo:padding-left="0in" fo:padding-bottom="0.15in" fo:padding-right="0in"/>
    </style:style>
    <style:style style:name="T92" style:parent-style-name="DefaultParagraphFont" style:family="text">
      <style:text-properties fo:font-weight="normal" style:font-weight-asian="normal" style:font-weight-complex="bold" fo:font-size="14pt" style:font-size-asian="14pt" style:font-size-complex="12pt"/>
    </style:style>
    <style:style style:name="TableCell93" style:family="table-cell">
      <style:table-cell-properties fo:border="none" style:writing-mode="lr-tb" fo:padding-top="0in" fo:padding-left="0.0798in" fo:padding-bottom="0.15in" fo:padding-right="0in"/>
    </style:style>
    <style:style style:name="P94" style:parent-style-name="Normal" style:family="paragraph">
      <style:text-properties fo:font-style="italic" style:font-style-asian="italic" style:font-style-complex="italic"/>
    </style:style>
    <style:style style:name="P95" style:parent-style-name="Normal" style:family="paragraph">
      <style:text-properties fo:font-weight="bold" style:font-weight-asian="bold" style:font-weight-complex="bold" fo:font-style="italic" style:font-style-asian="italic" style:font-style-complex="italic"/>
    </style:style>
    <style:style style:name="P96" style:parent-style-name="Normal" style:family="paragraph">
      <style:text-properties fo:font-weight="bold" style:font-weight-asian="bold" style:font-weight-complex="bold" fo:font-style="italic" style:font-style-asian="italic" style:font-style-complex="italic"/>
    </style:style>
    <style:style style:name="T97" style:parent-style-name="Hyperlink" style:family="text">
      <style:text-properties fo:font-style="italic" style:font-style-asian="italic" style:font-style-complex="italic"/>
    </style:style>
    <style:style style:name="T98" style:parent-style-name="DefaultParagraphFont" style:family="text">
      <style:text-properties fo:font-style="italic" style:font-style-asian="italic" style:font-style-complex="italic"/>
    </style:style>
    <style:style style:name="P99" style:parent-style-name="Normal" style:family="paragraph">
      <style:text-properties fo:font-weight="bold" style:font-weight-asian="bold" style:font-weight-complex="bold" fo:font-style="italic" style:font-style-asian="italic" style:font-style-complex="italic"/>
    </style:style>
    <style:style style:name="P100" style:parent-style-name="Normal" style:family="paragraph">
      <style:text-properties fo:font-style="italic" style:font-style-asian="italic" style:font-style-complex="italic"/>
    </style:style>
    <style:style style:name="T101" style:parent-style-name="DefaultParagraphFont" style:family="text">
      <style:text-properties fo:font-weight="bold" style:font-weight-asian="bold" style:font-weight-complex="bold" fo:font-style="italic" style:font-style-asian="italic" style:font-style-complex="italic"/>
    </style:style>
    <style:style style:name="P102" style:parent-style-name="Normal" style:family="paragraph">
      <style:text-properties fo:font-weight="bold" style:font-weight-asian="bold" style:font-weight-complex="bold" fo:font-style="italic" style:font-style-asian="italic" style:font-style-complex="italic"/>
    </style:style>
    <style:style style:name="P103" style:parent-style-name="Normal" style:family="paragraph">
      <style:text-properties fo:font-weight="bold" style:font-weight-asian="bold" style:font-weight-complex="bold" fo:font-style="italic" style:font-style-asian="italic" style:font-style-complex="italic"/>
    </style:style>
    <style:style style:name="TableRow104" style:family="table-row">
      <style:table-row-properties style:use-optimal-row-height="false"/>
    </style:style>
    <style:style style:name="TableCell105" style:family="table-cell">
      <style:table-cell-properties fo:border="none" style:writing-mode="lr-tb" fo:padding-top="0in" fo:padding-left="0in" fo:padding-bottom="0.15in" fo:padding-right="0in"/>
    </style:style>
    <style:style style:name="P106" style:parent-style-name="Heading1" style:family="paragraph">
      <style:text-properties fo:font-weight="normal" style:font-weight-asian="normal" style:font-weight-complex="bold"/>
    </style:style>
    <style:style style:name="TableCell107" style:family="table-cell">
      <style:table-cell-properties fo:border="none" style:writing-mode="lr-tb" fo:padding-top="0in" fo:padding-left="0.0798in" fo:padding-bottom="0.15in" fo:padding-right="0in"/>
    </style:style>
    <style:style style:name="T108" style:parent-style-name="Hyperlink" style:family="text">
      <style:text-properties fo:font-weight="bold" style:font-weight-asian="bold" style:font-weight-complex="bold" fo:font-style="italic" style:font-style-asian="italic" style:font-style-complex="italic"/>
    </style:style>
    <style:style style:name="T109" style:parent-style-name="DefaultParagraphFont" style:family="text">
      <style:text-properties fo:font-weight="bold" style:font-weight-asian="bold" style:font-weight-complex="bold"/>
    </style:style>
    <style:style style:name="P110" style:parent-style-name="ListBullet" style:family="paragraph">
      <style:paragraph-properties fo:margin-left="0.25in" fo:text-indent="-0.25in">
        <style:tab-stops/>
      </style:paragraph-properties>
    </style:style>
    <style:style style:name="P111" style:parent-style-name="ListBullet" style:family="paragraph">
      <style:paragraph-properties fo:margin-left="0.25in" fo:text-indent="-0.25in">
        <style:tab-stops/>
      </style:paragraph-properties>
      <style:text-properties fo:font-weight="bold" style:font-weight-asian="bold" style:font-weight-complex="bold"/>
    </style:style>
    <style:style style:name="P112" style:parent-style-name="ListBullet" style:family="paragraph">
      <style:paragraph-properties fo:margin-left="0.25in" fo:text-indent="-0.25in">
        <style:tab-stops/>
      </style:paragraph-properties>
      <style:text-properties fo:font-weight="bold" style:font-weight-asian="bold" style:font-weight-complex="bold"/>
    </style:style>
    <style:style style:name="T113" style:parent-style-name="Hyperlink" style:family="text">
      <style:text-properties fo:font-weight="bold" style:font-weight-asian="bold" style:font-weight-complex="bold"/>
    </style:style>
    <style:style style:name="T114" style:parent-style-name="Hyperlink" style:family="text">
      <style:text-properties fo:font-weight="bold" style:font-weight-asian="bold" style:font-weight-complex="bold"/>
    </style:style>
    <style:style style:name="T115" style:parent-style-name="Hyperlink" style:family="text">
      <style:text-properties fo:font-weight="bold" style:font-weight-asian="bold" style:font-weight-complex="bold" fo:font-style="italic" style:font-style-asian="italic" style:font-style-complex="italic"/>
    </style:style>
    <style:style style:name="T116" style:parent-style-name="DefaultParagraphFont" style:family="text">
      <style:text-properties fo:font-weight="bold" style:font-weight-asian="bold" style:font-weight-complex="bold" fo:font-style="italic" style:font-style-asian="italic" style:font-style-complex="italic"/>
    </style:style>
    <style:style style:name="T117" style:parent-style-name="DefaultParagraphFont" style:family="text">
      <style:text-properties fo:font-weight="bold" style:font-weight-asian="bold" style:font-weight-complex="bold" fo:font-style="italic" style:font-style-asian="italic" style:font-style-complex="italic"/>
    </style:style>
    <style:style style:name="T118" style:parent-style-name="DefaultParagraphFont" style:family="text">
      <style:text-properties fo:font-weight="bold" style:font-weight-asian="bold" style:font-weight-complex="bold" fo:font-style="italic" style:font-style-asian="italic" style:font-style-complex="italic"/>
    </style:style>
    <style:style style:name="T119" style:parent-style-name="DefaultParagraphFont" style:family="text">
      <style:text-properties fo:font-weight="bold" style:font-weight-asian="bold" style:font-weight-complex="bold" fo:font-style="italic" style:font-style-asian="italic" style:font-style-complex="italic"/>
    </style:style>
    <style:style style:name="T120" style:parent-style-name="DefaultParagraphFont" style:family="text">
      <style:text-properties fo:font-weight="bold" style:font-weight-asian="bold" style:font-weight-complex="bold" fo:font-style="italic" style:font-style-asian="italic" style:font-style-complex="italic"/>
    </style:style>
    <style:style style:name="T121" style:parent-style-name="DefaultParagraphFont" style:family="text">
      <style:text-properties fo:font-weight="bold" style:font-weight-asian="bold" style:font-weight-complex="bold" fo:font-style="italic" style:font-style-asian="italic" style:font-style-complex="italic"/>
    </style:style>
    <style:style style:name="T122" style:parent-style-name="DefaultParagraphFont" style:family="text">
      <style:text-properties fo:font-weight="bold" style:font-weight-asian="bold" style:font-weight-complex="bold" fo:font-style="italic" style:font-style-asian="italic" style:font-style-complex="italic"/>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fo:font-style="italic" style:font-style-asian="italic" style:font-style-complex="italic"/>
    </style:style>
    <style:style style:name="T125" style:parent-style-name="DefaultParagraphFont" style:family="text">
      <style:text-properties fo:font-weight="bold" style:font-weight-asian="bold" style:font-weight-complex="bold"/>
    </style:style>
    <style:style style:name="T126" style:parent-style-name="DefaultParagraphFont" style:family="text">
      <style:text-properties fo:font-weight="bold" style:font-weight-asian="bold" style:font-weight-complex="bold"/>
    </style:style>
    <style:style style:name="T127" style:parent-style-name="DefaultParagraphFont" style:family="text">
      <style:text-properties fo:font-weight="bold" style:font-weight-asian="bold" style:font-weight-complex="bold" fo:font-style="italic" style:font-style-asian="italic" style:font-style-complex="italic"/>
    </style:style>
    <style:style style:name="T128" style:parent-style-name="DefaultParagraphFont" style:family="text">
      <style:text-properties fo:font-weight="bold" style:font-weight-asian="bold" style:font-weight-complex="bold"/>
    </style:style>
    <style:style style:name="T129" style:parent-style-name="DefaultParagraphFont" style:family="text">
      <style:text-properties fo:font-weight="bold" style:font-weight-asian="bold" style:font-weight-complex="bold" fo:font-style="italic" style:font-style-asian="italic" style:font-style-complex="italic"/>
    </style:style>
    <style:style style:name="T130" style:parent-style-name="DefaultParagraphFont" style:family="text">
      <style:text-properties fo:font-weight="bold" style:font-weight-asian="bold" style:font-weight-complex="bold"/>
    </style:style>
    <style:style style:name="TableRow131" style:family="table-row">
      <style:table-row-properties style:use-optimal-row-height="false"/>
    </style:style>
    <style:style style:name="TableCell132" style:family="table-cell">
      <style:table-cell-properties fo:border="none" style:writing-mode="lr-tb" fo:padding-top="0in" fo:padding-left="0in" fo:padding-bottom="0.15in" fo:padding-right="0in"/>
    </style:style>
    <style:style style:name="P133" style:parent-style-name="Heading1" style:family="paragraph">
      <style:text-properties fo:font-weight="normal" style:font-weight-asian="normal" style:font-weight-complex="bold"/>
    </style:style>
    <style:style style:name="TableCell134" style:family="table-cell">
      <style:table-cell-properties fo:border="none" style:writing-mode="lr-tb" fo:padding-top="0in" fo:padding-left="0.0798in" fo:padding-bottom="0.15in" fo:padding-right="0in"/>
    </style:style>
    <style:style style:name="P135" style:parent-style-name="ListBullet" style:family="paragraph">
      <style:paragraph-properties fo:margin-left="0.25in">
        <style:tab-stops/>
      </style:paragraph-properties>
    </style:style>
  </office:automatic-styles>
  <office:body>
    <office:text text:use-soft-page-breaks="true">
      <text:p text:style-name="P1"><text:span text:style-name="T17">Stace Maples</text:span></text:p>
      <text:p text:style-name="ContactInfo">Data<text:s/>Scientist, Educator,<text:s/>Geospatial Swiss Army Knife,<text:s/></text:p>
      <text:p text:style-name="ContactInfo">Technologist,<text:s/>Habitual Tinkerer<text:s/>&amp;<text:s/>Lifetime Learner</text:p>
      <text:p text:style-name="ContactInfo"/>
      <text:p text:style-name="ContactInfo">References upon request</text:p>
      <table:table table:style-name="Table18">
        <table:table-columns>
          <table:table-column table:style-name="TableColumn19"/>
          <table:table-column table:style-name="TableColumn20"/>
        </table:table-columns>
        <table:table-row table:style-name="TableRow21">
          <table:table-cell table:style-name="TableCell22">
            <text:h text:style-name="Heading1" text:outline-level="1"><text:span text:style-name="T23">Objective</text:span></text:h>
          </table:table-cell>
          <table:table-cell table:style-name="TableCell24">
            <text:p text:style-name="Normal">To<text:s/>lead a team of<text:s/>data science and collections<text:s/>experts focused upon<text:s/>building<text:s/>services<text:s/>and<text:s/>removing<text:s/>barriers to the data<text:s/>and technologies<text:s/>that help<text:s/>identify,<text:s/>investigate,<text:s/>quantify,<text:s/>and solve<text:s/>Humanity’s<text:s/>problems.</text:p>
          </table:table-cell>
        </table:table-row>
        <table:table-row table:style-name="TableRow25">
          <table:table-cell table:style-name="TableCell26">
            <text:h text:style-name="P27" text:outline-level="1">Expertise</text:h>
          </table:table-cell>
          <table:table-cell table:style-name="TableCell28">
            <text:p text:style-name="Normal">20<text:s/>years of experience<text:s/>creating<text:s/>and<text:s/>supporting<text:s/>spatial data<text:s/>science, services<text:s/>and methods for research and teaching.</text:p>
            <text:p text:style-name="Normal">20 years<text:s/>inter-organizational collaboration with commercial entities (Esri, Google, Planet Labs, Carto.com and more) in the creation of data services and products for research universities.</text:p>
            <text:p text:style-name="Normal">Managing a diverse team of technical and methodological experts in creating and supporting data services for<text:s/>application,<text:s/>research,<text:s/>and teaching.</text:p>
            <text:p text:style-name="Normal">Discovery<text:s/>&amp; access<text:s/>services for<text:s/>research<text:s/>data collections.</text:p>
            <text:p text:style-name="Normal">Discovery &amp; access services for digital collections.</text:p>
            <text:p text:style-name="Normal">Planning,<text:s/>implementation,<text:s/>and management of long-term data<text:s/>management<text:s/>projects.</text:p>
            <text:p text:style-name="Normal">Design and implementation of data literacy training programs.</text:p>
            <text:p text:style-name="Normal">Design and implementation of integrated, multi-user field data collection systems.</text:p>
            <text:p text:style-name="Normal">Design and implementation of geospatial data &amp; methods in Public Health and Humanitarian application areas.</text:p>
            <text:p text:style-name="Normal"/>
          </table:table-cell>
        </table:table-row>
        <table:table-row table:style-name="TableRow29">
          <table:table-cell table:style-name="TableCell30">
            <text:h text:style-name="Heading1" text:outline-level="1"><text:span text:style-name="T31">Experience</text:span></text:h>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Heading1" text:outline-level="1"/>
            <text:h text:style-name="P32" text:outline-level="1"/>
            <text:h text:style-name="Heading1" text:outline-level="1"><text:span text:style-name="T33">Education</text:span></text:h>
            <text:h text:style-name="Heading1" text:outline-level="1"/>
            <text:h text:style-name="Heading1" text:outline-level="1"/>
            <text:h text:style-name="Heading1" text:outline-level="1"/>
            <text:h text:style-name="P34" text:outline-level="1"/>
            <text:h text:style-name="P35" text:outline-level="1"/>
          </table:table-cell>
          <table:table-cell table:style-name="TableCell36">
            <text:h text:style-name="Heading2" text:outline-level="2"><text:span text:style-name="T37">Assistant Director of Geospatial Collections &amp; Services</text:span><text:span text:style-name="T38"><text:s/></text:span></text:h>
            <text:h text:style-name="Heading2" text:outline-level="2">Stanford University Libraries</text:h>
            <text:p text:style-name="Normal">March 2021<text:s/>–<text:s/>present</text:p>
            <text:list text:style-name="LFO15" text:continue-numbering="true">
              <text:list-item>
                <text:p text:style-name="ListBullet">Oversee modern maps &amp; geospatial data operations,<text:s/>collections,<text:s/>services,<text:s/>and support<text:s/>programs<text:s/>for Stanford researchers using spatial and Earth observation data<text:s/>in their research and teaching.</text:p>
              </text:list-item>
              <text:list-item>
                <text:p text:style-name="ListBullet">Design,<text:s/>development, implementation &amp; maintenance of<text:s/>spatial<text:s/>data<text:s/>infrastructure services.</text:p>
              </text:list-item>
              <text:list-item>
                <text:p text:style-name="ListBullet">Licensing<text:s/>&amp; acquisition of enterprise-level<text:s/>research<text:s/>data resources and<text:s/>computing infrastructure.<text:s/></text:p>
              </text:list-item>
              <text:list-item>
                <text:p text:style-name="ListBullet">Design and implementation of the Stanford Geospatial Center spatial data literacy programs and curriculum.</text:p>
              </text:list-item>
              <text:list-item>
                <text:p text:style-name="ListBullet">Leadership<text:s/>and management of<text:s/>a diverse team of<text:s/>6<text:s/>cartographic<text:s/>data and metadata experts and<text:s/>7<text:s/>supporting<text:s/>hourly staff.</text:p>
              </text:list-item>
              <text:list-item>
                <text:p text:style-name="ListBullet">Leadership &amp; Management Team in Stanford Library’s Research Data Services division, with a staff of 15+ data science and digital scholarship experts.</text:p>
              </text:list-item>
            </text:list>
            <text:h text:style-name="Heading2" text:outline-level="2"><text:span text:style-name="T39">Lecturer</text:span><text:span text:style-name="T40"><text:s/></text:span></text:h>
            <text:h text:style-name="Heading2" text:outline-level="2">Stanford<text:s/>Doerr School of Sustainability</text:h>
            <text:h text:style-name="Heading2" text:outline-level="2"><text:a xlink:href="https://explorecourses.stanford.edu/search?view=catalog&amp;filter-coursestatus-Active=on&amp;page=0&amp;catalog=&amp;q=earthsys144&amp;collapse=" office:target-frame-name="_top" xlink:show="replace"><text:span text:style-name="T41">Earthsys144/ESS164 – Fundamentals of Geographic Information Science</text:span></text:a></text:h>
            <text:p text:style-name="Normal">Autumn 2020<text:s/>–<text:s/>present</text:p>
            <text:list text:style-name="LFO19" text:continue-numbering="true">
              <text:list-item>
                <text:p text:style-name="P42">Design and deliver foundational curriculum in geospatial data science methods<text:s/>to 50 students per Quarter</text:p>
              </text:list-item>
              <text:list-item>
                <text:p text:style-name="P43">Managed teaching team with 2 Tas<text:line-break/></text:p>
              </text:list-item>
            </text:list>
            <text:h text:style-name="Heading2" text:outline-level="2"><text:span text:style-name="T44">Geospatial Manager</text:span></text:h>
            <text:h text:style-name="Heading2" text:outline-level="2">Stanford Geospatial Center, Branner Earth Sciences Library, Stanford University</text:h>
            <text:p text:style-name="Normal">January 2015<text:s/>–<text:s/>March 2021</text:p>
            <text:list text:style-name="LFO15" text:continue-numbering="true">
              <text:list-item>
                <text:p text:style-name="ListBullet">Oversee daily operations of the Stanford Geospatial Center</text:p>
              </text:list-item>
              <text:list-item>
                <text:p text:style-name="ListBullet">Manage SGC support staff</text:p>
              </text:list-item>
              <text:list-item>
                <text:p text:style-name="ListBullet">Licensing, acquisition, and management of enterprise-level resources, including: Esri Site License,<text:s/>2000+ user ArcGIS.com org,<text:s/>300+ user Planet.com org,<text:s/>300+ user<text:s/>Google Earth Engine<text:s/>org</text:p>
              </text:list-item>
              <text:list-item>
                <text:p text:style-name="ListBullet">geospatial data operations, collections, services, and support.</text:p>
              </text:list-item>
              <text:list-item>
                <text:p text:style-name="ListBullet">Design and implementation of the Stanford Geospatial Center spatial data literacy programs and curriculum</text:p>
              </text:list-item>
              <text:list-item>
                <text:p text:style-name="ListBullet">Coordinate &amp; collaborate on development, implementation &amp; maintenance of spatial data infrastructure services.</text:p>
              </text:list-item>
            </text:list>
            <text:h text:style-name="Heading2" text:outline-level="2"><text:span text:style-name="T45">Geographic Information Systems Specialist &amp; Instruction Coordinator</text:span><text:span text:style-name="T46"><text:s/></text:span></text:h>
            <text:h text:style-name="Heading2" text:outline-level="2">Yale University Libraries</text:h>
            <text:p text:style-name="Normal">September<text:s/>2010<text:s/>-<text:s/>January<text:s/>2015</text:p>
            <text:list text:style-name="LFO15" text:continue-numbering="true">
              <text:list-item>
                <text:p text:style-name="ListBullet">Creation and management of the Yale Map Collection GIS Services, including spatial data literacy instruction program, services, and direct support</text:p>
              </text:list-item>
              <text:list-item>
                <text:p text:style-name="ListBullet">Direct consultation with faculty and center-based research projects</text:p>
              </text:list-item>
              <text:list-item>
                <text:p text:style-name="ListBullet">Esri Higher Education Site license management, including management of 500+ user ArcGIS Online org</text:p>
              </text:list-item>
              <text:list-item>
                <text:p text:style-name="ListBullet">Google Earth Engine organizational access manager</text:p>
              </text:list-item>
              <text:list-item>
                <text:p text:style-name="ListBullet">Credit course collaboration (see teaching experience)</text:p>
              </text:list-item>
            </text:list>
            <text:h text:style-name="Heading2" text:outline-level="2"><text:span text:style-name="T47">Geographic Information Systems Assistan</text:span><text:span text:style-name="T48">t</text:span><text:span text:style-name="T49"><text:s/></text:span></text:h>
            <text:h text:style-name="Heading2" text:outline-level="2">Yale University Libraries</text:h>
            <text:p text:style-name="Normal">August 2005 - September 2010</text:p>
            <text:p text:style-name="Normal"/>
            <text:h text:style-name="Heading2" text:outline-level="2"><text:span text:style-name="T50">GIS Lab Manager / Teaching Assistant</text:span><text:span text:style-name="T51"><text:s/></text:span></text:h>
            <text:h text:style-name="Heading2" text:outline-level="2">University of Texas at Dallas, Dept. of Geography</text:h>
            <text:p text:style-name="Normal">August 2001<text:s/>-<text:s/>July<text:s/>2005</text:p>
            <text:p text:style-name="Normal"/>
            <text:p text:style-name="P52">University of Texas at Dallas, 2005</text:p>
            <text:p text:style-name="Normal">M.Sc. Geographic Information Science, Remote Sensing</text:p>
            <text:p text:style-name="Normal"/>
            <text:p text:style-name="P53">U.S.<text:s/>National Park Service, 2004</text:p>
            <text:p text:style-name="Normal">Certification, Geophysical Methods for Archaeological Prospection</text:p>
            <text:p text:style-name="Normal"/>
            <text:p text:style-name="P54">Southern Methodist University, 1997</text:p>
            <text:p text:style-name="Normal">B.Sc. Anthropology, Archaeology, Latin American Studies</text:p>
            <text:p text:style-name="Normal"/>
          </table:table-cell>
        </table:table-row>
        <table:table-row table:style-name="TableRow55">
          <table:table-cell table:style-name="TableCell56">
            <text:h text:style-name="P57" text:outline-level="1">Publications</text:h>
            <text:h text:style-name="P58" text:outline-level="1"/>
            <text:h text:style-name="Heading1" text:outline-level="1"><text:span text:style-name="T59">Select Publications</text:span></text:h>
          </table:table-cell>
          <table:table-cell table:style-name="TableCell60">
            <text:p text:style-name="Normal"><text:a xlink:href="https://orcid.org/0000-0002-4917-3143" office:target-frame-name="_top" xlink:show="replace"><text:span text:style-name="T61">https://orcid.org/0000-0002-4917-3143</text:span></text:a><text:span text:style-name="T62"><text:s/></text:span></text:p>
            <text:p text:style-name="P63"/>
            <text:p text:style-name="Normal"><text:span text:style-name="T64">"</text:span><text:span text:style-name="T65">A cluster-based, spatial-sampling method for assessing household healthcare utilization patterns in resource-limited settings</text:span><text:span text:style-name="T66">." Clinical Infectious Diseases 2020 | journal-article DOI:<text:s/></text:span><text:a xlink:href="https://doi.org/10.1093/cid/ciaa1310" office:target-frame-name="_top" xlink:show="replace"><text:span text:style-name="T67">https://doi.org/10.1093/cid/ciaa1310</text:span></text:a></text:p>
          </table:table-cell>
        </table:table-row>
        <table:table-row table:style-name="TableRow68">
          <table:table-cell table:style-name="TableCell69">
            <text:h text:style-name="P70" text:outline-level="1"/>
          </table:table-cell>
          <table:table-cell table:style-name="TableCell71">
            <text:p text:style-name="Normal"><text:span text:style-name="T72">"</text:span><text:span text:style-name="T73">Electronic decision support and diarrhoeal disease guideline adherence (mHDM): a cluster randomised controlled trial</text:span><text:span text:style-name="T74">."" The Lancet Digital Health 2020 | journal-article DOI:<text:s/></text:span><text:a xlink:href="https://doi.org/10.1016/s2589-7500(20)30062-5" office:target-frame-name="_top" xlink:show="replace"><text:span text:style-name="T75">https://doi.org/10.1016/s2589-7500(20)30062-5</text:span></text:a><text:span text:style-name="T76"><text:s/></text:span></text:p>
            <text:p text:style-name="Normal">"<text:span text:style-name="T77">Africa’s Nomadic Pastoralists and Their Animals Are an Invisible Frontier in Pandemic Surveillance</text:span>." The American journal of tropical medicine and hygiene 2020 | journal-article DOI:<text:s/><text:a xlink:href="https://doi.org/10.4269/ajtmh.20-1004" office:target-frame-name="_top" xlink:show="replace"><text:span text:style-name="Hyperlink">https://doi.org/10.4269/ajtmh.20-1004</text:span></text:a><text:s/></text:p>
            <text:p text:style-name="Normal">“<text:span text:style-name="T78">Making pastoralists count: geospatial methods for the health surveillance of nomadic populations</text:span>” The American journal of tropical medicine and hygiene. 2019 | journal-article DOI:<text:s/><text:a xlink:href="https://doi.org/10.4269/ajtmh.18-1009" office:target-frame-name="_top" xlink:show="replace"><text:span text:style-name="Hyperlink">https://doi.org/10.4269/ajtmh.18-1009</text:span></text:a><text:s/></text:p>
            <text:p text:style-name="Normal">“<text:span text:style-name="T79">Evaluation of a smartphone decision-support tool for diarrheal disease management in a resource-limited setting</text:span>” PLoS neglected tropical diseases. 2017 | journal-article DOI:<text:s/><text:a xlink:href="https://doi.org/10.1371/journal.pntd.0005290" office:target-frame-name="_top" xlink:show="replace"><text:span text:style-name="Hyperlink">https://doi.org/10.1371/journal.pntd.0005290</text:span></text:a><text:s/></text:p>
            <text:p text:style-name="Normal">“<text:span text:style-name="T80">Uncovering Latent Metadata in the FSA-OWI Photographic Archive</text:span>.” DHQ: Digital Humanities Quarterly . 2017, Vol. 11 Issue 2, p286-293. 8p.<text:s/><text:a xlink:href="http://www.digitalhumanities.org/dhq/vol/11/2/000299/000299.html" office:target-frame-name="_top" xlink:show="replace"><text:span text:style-name="Hyperlink">http://www.digitalhumanities.org/dhq/vol/11/2/000299/000299.html</text:span></text:a><text:s/></text:p>
            <text:p text:style-name="Normal">“<text:span text:style-name="T81">Is a cholera outbreak preventable in post-earthquake Nepal?</text:span>” PLoS Neglected Tropical Diseases 2015 | journal-article DOI:<text:s/><text:a xlink:href="https://doi.org/10.1371/journal.pntd.0003961" office:target-frame-name="_top" xlink:show="replace"><text:span text:style-name="Hyperlink">https://doi.org/10.1371/journal.pntd.0003961</text:span></text:a><text:s/></text:p>
          </table:table-cell>
        </table:table-row>
        <table:table-row table:style-name="TableRow82">
          <table:table-cell table:style-name="TableCell83">
            <text:h text:style-name="Heading1" text:outline-level="1"><text:span text:style-name="T84">Select Projects</text:span></text:h>
          </table:table-cell>
          <table:table-cell table:style-name="TableCell85">
            <text:h text:style-name="P86" text:outline-level="2">Making Pastoralists Count</text:h>
            <text:p text:style-name="Normal">Leading a team to automate the use of high-cadence satellite imagery<text:s/>(Planetscope)<text:s/>and machine learning<text:s/>models<text:s/>in identifying active nomadic pastoralist settlements for public health interventions.</text:p>
            <text:p text:style-name="Normal">Currently applying for Phase 2 Implementation Funding.</text:p>
            <text:p text:style-name="Normal">Funded by the Bill &amp; Melinda Gates Foundation:</text:p>
            <text:p text:style-name="Normal"><text:a xlink:href="https://gcgh.grandchallenges.org/grant/geospatial-methodology-reach-mobile-populations" office:target-frame-name="_top" xlink:show="replace"><text:span text:style-name="Hyperlink">https://gcgh.grandchallenges.org/grant/geospatial-methodology-reach-mobile-populations</text:span></text:a><text:s/></text:p>
            <text:p text:style-name="Normal"/>
            <text:h text:style-name="Heading2" text:outline-level="2"><text:span text:style-name="T87">MotoMeds</text:span></text:h>
            <text:p text:style-name="Normal">Improving Nighttime Access to Care and Treatment (Part 2) (INACT2)</text:p>
            <text:p text:style-name="Normal">Consulting spatial data scientist and field data specialist.</text:p>
            <text:p text:style-name="Normal">Designed and implemented survey frameworks for<text:s/>highly dispersed, unaddressed households in Leogane, Gressier &amp; Les Cayes<text:s/>communes, Haiti. Facilitating delivery logistics with<text:s/>satellite imagery,<text:s/>Humanitarian OpenStreetMap data and +Codes</text:p>
            <text:p text:style-name="Normal"><text:a xlink:href="https://nelson.research.pediatrics.med.ufl.edu/motomeds/" office:target-frame-name="_top" xlink:show="replace"><text:span text:style-name="Hyperlink">https://nelson.research.pediatrics.med.ufl.edu/motomeds/</text:span></text:a><text:s/></text:p>
            <text:p text:style-name="Normal"/>
            <text:h text:style-name="P88" text:outline-level="2">locator.stanford.edu</text:h>
            <text:p text:style-name="Normal">Designed and implemented the<text:s/>first<text:s/>internal,<text:s/>global street address-level geocoding service<text:s/>deployed at an R1 University.</text:p>
            <text:p text:style-name="Normal">Geocoding, Reverse Geocoding, Auto-Suggest and POI Query services, built from ~.5TB of street network, point-of-interest and administrative boundary data, deployed using Esri ArcGIS Server Enterprise on a 7 Ubuntu Server system, capable of serving 60 simultaneous users and achieving processing rates of more than 2 million records per hour.</text:p>
            <text:p text:style-name="Normal"><text:a xlink:href="https://locator.stanford.edu/" office:target-frame-name="_top" xlink:show="replace"><text:span text:style-name="Hyperlink">https://locator.stanford.edu/</text:span></text:a><text:s/></text:p>
            <text:p text:style-name="Normal"/>
            <text:h text:style-name="P89" text:outline-level="2">earthworks.stanford.edu</text:h>
            <text:p text:style-name="Normal">Product Management and team leadership for Stanford Library’s branded implementation of the<text:s/><text:a xlink:href="http://geoblacklight.org/" office:target-frame-name="_top" xlink:show="replace"><text:span text:style-name="Hyperlink">geoblacklight</text:span></text:a><text:s/>data discovery software platform, which provides discovery, access,<text:s/>and API-based web services on nearly 100,000 spatial datasets and scanned cartographic objects.<text:s/></text:p>
            <text:p text:style-name="Normal"><text:a xlink:href="http://earthworks.stanford.edu/" office:target-frame-name="_top" xlink:show="replace"><text:span text:style-name="Hyperlink">http://earthworks.stanford.edu/</text:span></text:a><text:s/></text:p>
          </table:table-cell>
        </table:table-row>
        <table:table-row table:style-name="TableRow90">
          <table:table-cell table:style-name="TableCell91">
            <text:h text:style-name="Heading1" text:outline-level="1"/>
            <text:h text:style-name="Heading1" text:outline-level="1"><text:span text:style-name="T92">Leadership</text:span></text:h>
          </table:table-cell>
          <table:table-cell table:style-name="TableCell93">
            <text:p text:style-name="P94"/>
            <text:p text:style-name="P95">Geo4LibCamp</text:p>
            <text:p text:style-name="Normal">Role: Co-founder/Host</text:p>
            <text:p text:style-name="Normal">Geo4LibCamp is an annual unconference hosted at Stanford University, meant to foster collaboration, learning and progress on spatial data services and support in libraries. The meeting is accompanied by an annual working meeting of the Geoblacklight.org<text:s/>developer community.</text:p>
            <text:p text:style-name="Normal"><text:a xlink:href="https://geo4libcamp.org/" office:target-frame-name="_top" xlink:show="replace"><text:span text:style-name="Hyperlink">https://geo4libcamp.org/</text:span></text:a><text:s/></text:p>
            <text:p text:style-name="Normal"/>
            <text:p text:style-name="P96">IIIF + Maps Community</text:p>
            <text:p text:style-name="Normal">Role: Co-founder/Co-Chair</text:p>
            <text:p text:style-name="Normal">This group works on defining best practice in associating geographic data with IIIF-based digital collection materials. This includes IIIF recipes but also more in-depth work to align efforts to link IIIF maps to geospatial systems.<text:s/>Our two main initiatives have been the creation of the<text:s/><text:a xlink:href="https://iiif.io/api/extension/navplace/" office:target-frame-name="_top" xlink:show="replace"><text:span text:style-name="T97">navPlace Extension</text:span></text:a><text:span text:style-name="T98"><text:s/></text:span>and current work on IIIF-native georeferencing infrastructure, which can currently be viewed at<text:s/><text:a xlink:href="http://allmaps.org/" office:target-frame-name="_top" xlink:show="replace"><text:span text:style-name="Hyperlink">allmaps.org</text:span></text:a>.</text:p>
            <text:p text:style-name="Normal"><text:a xlink:href="https://iiif.io/community/groups/maps/" office:target-frame-name="_top" xlink:show="replace"><text:span text:style-name="Hyperlink">https://iiif.io/community/groups/maps/</text:span></text:a><text:s/></text:p>
            <text:p text:style-name="Normal"/>
            <text:p text:style-name="P99">Foothills College GIST Program Advisory Board</text:p>
            <text:p text:style-name="Normal">Role: Member 2016 – present</text:p>
            <text:p text:style-name="Normal">Advise on current trends in spatial data science for objective design and curriculum development.</text:p>
            <text:p text:style-name="P100"/>
            <text:p text:style-name="Normal"><text:span text:style-name="T101">Esri Higher Education Advisory Board</text:span></text:p>
            <text:p text:style-name="Normal">Role: Member 2015<text:s/>- present</text:p>
            <text:p text:style-name="Normal">Esri’s Education Outreach Team established the Board in 2012<text:s/>to<text:s/>solicit expert guidance about<text:s/>Esri’s<text:s/>efforts to support the education community.</text:p>
            <text:p text:style-name="Normal"/>
            <text:p text:style-name="P102">Planet Labs Technical Customer Advisory Board</text:p>
            <text:p text:style-name="Normal">Role: Invited Member</text:p>
            <text:p text:style-name="Normal">Advise on technical strategy and roadmap for Planet services and support, from the perspective of Research Universities.</text:p>
            <text:p text:style-name="Normal"/>
            <text:p text:style-name="P103">Ed Ruscha, Streets of Los Angeles</text:p>
            <text:p text:style-name="Normal">Technical advisor<text:s/>with Brainfood.com<text:s/>and designer of workflows and infrastructure for the<text:s/>generation of<text:s/>“geocoding”<text:s/>metadata<text:s/>of ~60k<text:s/>individual image of Sunset Strip and other iconic Los Angeles locations, created by Ed Ruscha between 1964 and<text:s/>the present.<text:s/></text:p>
            <text:p text:style-name="Normal">Visualization of the resulting image metadata can be viewed at:</text:p>
            <text:p text:style-name="Normal"><text:a xlink:href="https://12sunsets.getty.edu/" office:target-frame-name="_top" xlink:show="replace"><text:span text:style-name="Hyperlink">https://12sunsets.getty.edu/</text:span></text:a><text:s/></text:p>
            <text:p text:style-name="Normal"/>
            <text:p text:style-name="Normal"/>
          </table:table-cell>
        </table:table-row>
        <table:table-row table:style-name="TableRow104">
          <table:table-cell table:style-name="TableCell105">
            <text:h text:style-name="P106" text:outline-level="1">Teaching</text:h>
          </table:table-cell>
          <table:table-cell table:style-name="TableCell107">
            <text:list text:style-name="LFO15" text:continue-numbering="true">
              <text:list-item>
                <text:p text:style-name="ListBullet"><text:a xlink:href="https://explorecourses.stanford.edu/search?view=catalog&amp;filter-coursestatus-Active=on&amp;page=0&amp;catalog=&amp;q=earthsys144&amp;collapse=" office:target-frame-name="_top" xlink:show="replace"><text:span text:style-name="T108">EARTHSYS144: Fundamentals of Geographic Information Science (GIS)</text:span></text:a><text:s/>– Stanford University<text:span text:style-name="T109"><text:line-break/></text:span>2020-present</text:p>
              </text:list-item>
            </text:list>
            <text:p text:style-name="P110"/>
            <text:p text:style-name="P111">Guest Lecture &amp; Co-Teaching</text:p>
            <text:p text:style-name="P112"/>
            <text:list text:style-name="LFO15" text:continue-numbering="true">
              <text:list-item>
                <text:p text:style-name="ListBullet"><text:a xlink:href="" office:target-frame-name="_top" xlink:show="replace"><text:span text:style-name="T113">BIO103-203 Human and Planetary Health</text:span></text:a><text:s/>– Stanford University<text:line-break/>2019-present</text:p>
              </text:list-item>
              <text:list-item>
                <text:p text:style-name="ListBullet"><text:a xlink:href="" office:target-frame-name="_top" xlink:show="replace"><text:span text:style-name="T114">CEE 165H: Big Earth Hackathon Wildland Fire Challenge (CEE 265H, EARTH 165H, EARTH 265H)</text:span></text:a><text:s/>– Stanford University<text:line-break/>2018-present</text:p>
              </text:list-item>
              <text:list-item>
                <text:p text:style-name="ListBullet"><text:a xlink:href="" office:target-frame-name="_top" xlink:show="replace"><text:span text:style-name="T115">EARTH 1B: Know Your Planet: Big Earth</text:span></text:a><text:s/>– Stanford University<text:line-break/>2018-present</text:p>
              </text:list-item>
              <text:list-item>
                <text:p text:style-name="ListBullet"><text:span text:style-name="T116">Wrigley Field Program in Hawaii</text:span><text:span text:style-name="T117"><text:s/>-<text:s/></text:span>Stanford School of Earth, Energy &amp; Environmental Sciences<text:line-break/>2016 - present</text:p>
              </text:list-item>
              <text:list-item>
                <text:p text:style-name="ListBullet"><text:span text:style-name="T118">Stanford CESTA Summer Research College (SRC)</text:span><text:s/>– Stanford University<text:line-break/>2015-present</text:p>
              </text:list-item>
              <text:list-item>
                <text:p text:style-name="ListBullet"><text:span text:style-name="T119">The Stanford Geospatial Center GIS Workshop Series</text:span><text:s/>– Stanford University<text:line-break/>2015-present</text:p>
              </text:list-item>
              <text:list-item>
                <text:p text:style-name="ListBullet"><text:span text:style-name="T120">SMU Summer Geospatial Bootcamp</text:span><text:s/>– Southern Methodist University<text:line-break/>2015-2020</text:p>
              </text:list-item>
              <text:list-item>
                <text:p text:style-name="ListBullet"><text:span text:style-name="T121">GeoTech,<text:s/></text:span>-<text:s/>Bishop Dunne High School, Dallas, TX<text:line-break/>2010-2020</text:p>
              </text:list-item>
              <text:list-item>
                <text:p text:style-name="ListBullet"><text:span text:style-name="T122">MODS Summer Graduate Student Orientation Program</text:span><text:span text:style-name="T123"><text:s/>-<text:s/></text:span>Yale School of Forestry &amp; Environmental Studies<text:line-break/>2006-2014</text:p>
              </text:list-item>
              <text:list-item>
                <text:p text:style-name="ListBullet"><text:span text:style-name="T124">Geospatial Law &amp; Policy</text:span><text:span text:style-name="T125"><text:s/>-<text:s/></text:span>Yale Law School, with Dr. Richard Brooks<text:span text:style-name="T126"><text:line-break/></text:span>2011</text:p>
              </text:list-item>
              <text:list-item>
                <text:p text:style-name="ListBullet"><text:span text:style-name="T127">Geophysical Prospecting Methods for Archaeology</text:span><text:span text:style-name="T128"><text:s/>-<text:s/></text:span>Yale University, with Dr. William Honeychurch<text:s/><text:line-break/>2012-2014</text:p>
              </text:list-item>
              <text:list-item>
                <text:p text:style-name="ListBullet"><text:span text:style-name="T129">The Yale Map Department GIS Workshop Series</text:span><text:span text:style-name="T130"><text:s/></text:span>- Yale University<text:line-break/>2005-2014</text:p>
              </text:list-item>
            </text:list>
          </table:table-cell>
        </table:table-row>
        <table:table-row table:style-name="TableRow131">
          <table:table-cell table:style-name="TableCell132">
            <text:h text:style-name="P133" text:outline-level="1">Skillset</text:h>
          </table:table-cell>
          <table:table-cell table:style-name="TableCell134">
            <text:list text:style-name="LFO15" text:continue-numbering="true">
              <text:list-item>
                <text:p text:style-name="ListBullet">Comprehensive understanding of industry standard spatial and relational data models,<text:s/>formats,<text:s/>and operational infrastructure</text:p>
              </text:list-item>
              <text:list-item>
                <text:p text:style-name="ListBullet">Curriculum development and implementation</text:p>
              </text:list-item>
              <text:list-item>
                <text:p text:style-name="ListBullet">Application of<text:s/>machine learning<text:s/>methods<text:s/>to spatial<text:s/>&amp; imagery-based data</text:p>
              </text:list-item>
              <text:list-item>
                <text:p text:style-name="ListBullet">Familiarity with humanitarian data infrastructure, including OpenStreetMap, Humanitarian OpenStreetMap Task Manager, Field Papers, participatory mapping techniques, etc…</text:p>
              </text:list-item>
              <text:list-item>
                <text:p text:style-name="ListBullet">Data<text:s/>discovery and distribution systems</text:p>
              </text:list-item>
              <text:list-item>
                <text:p text:style-name="ListBullet">Data description, metadata and cataloging standards, including MARC, MODS, GBL, STAC, DCAT &amp; DDI</text:p>
              </text:list-item>
              <text:list-item>
                <text:p text:style-name="ListBullet">Comprehensive knowledge of proprietary<text:s/>and<text:s/>Free &amp; Open Source Software for<text:s/>Geospatial Data Science</text:p>
              </text:list-item>
              <text:list-item>
                <text:p text:style-name="ListBullet">Cloud-based<text:s/>spatial data<text:s/>platforms, SaaS, APIs and services</text:p>
              </text:list-item>
              <text:list-item>
                <text:p text:style-name="ListBullet">Development and scripting languages, including Python, JavaScript, R<text:s/>and Unix Shell</text:p>
              </text:list-item>
              <text:list-item>
                <text:p text:style-name="ListBullet">Working familiarity with Agile/SCRUM project management methodologies</text:p>
              </text:list-item>
              <text:list-item>
                <text:p text:style-name="ListBullet">Archaeological field research design and implementation</text:p>
              </text:list-item>
              <text:list-item>
                <text:p text:style-name="ListBullet">Public speaking</text:p>
              </text:list-item>
            </text:list>
            <text:p text:style-name="P135"/>
          </table:table-cell>
        </table:table-row>
      </table:table>
      <text:h text:style-name="Heading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entury Gothic" svg:font-family="Century Gothic" style:font-family-generic="swiss" style:font-pitch="variable" svg:panose-1="2 11 5 2 2 2 2 2 2 4"/>
    <style:font-face style:name="Meiryo" svg:font-family="Meiryo" style:font-family-generic="swiss" style:font-pitch="variable" svg:panose-1="2 11 6 4 3 5 4 4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egoe UI" svg:font-family="Segoe UI" style:font-family-generic="swiss" style:font-pitch="variable" svg:panose-1="2 11 6 4 2 2 2 2 2 4"/>
    <style:font-face style:name="Consolas" svg:font-family="Consolas" style:font-family-generic="modern" style:font-pitch="fixed" svg:panose-1="2 11 6 9 2 2 4 3 2 4"/>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decorative"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416in" fo:line-height="110%" fo:background-color="transparent" style:tab-stop-distance="0.5in"/>
      <style:text-properties style:font-name="Century Gothic" style:font-name-asian="Meiry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style:contextual-spacing="true"/>
      <style:text-properties style:font-name="Century Gothic" fo:font-weight="bold" style:font-weight-asian="bold" fo:font-size="12pt" style:font-size-asian="12pt" fo:hyphenate="false"/>
    </style:style>
    <style:style style:name="Heading2" style:display-name="Heading 2" style:family="paragraph" style:parent-style-name="Normal" style:default-outline-level="2">
      <style:paragraph-properties fo:keep-with-next="always" style:contextual-spacing="true"/>
      <style:text-properties style:font-name-complex="Arial" style:font-weight-complex="bold" style:font-style-complex="italic" fo:font-size="12pt" style:font-size-asian="12pt" style:font-size-complex="14pt" fo:hyphenate="false"/>
    </style:style>
    <style:style style:name="Heading3" style:display-name="Heading 3" style:family="paragraph" style:parent-style-name="Normal" style:next-style-name="Normal" style:default-outline-level="3">
      <style:paragraph-properties fo:keep-with-next="always" fo:margin-top="0.1666in"/>
      <style:text-properties style:font-name-complex="Arial" fo:font-weight="bold" style:font-weight-asian="bold" style:font-weight-complex="bold" style:font-size-complex="13pt"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entury Gothic" style:font-name-asian="Meiryo" style:font-name-complex="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Century Gothic" style:font-name-asian="Meiryo" style:font-name-complex="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Century Gothic" style:font-name-asian="Meiryo" style:font-name-complex="Times New Roman" fo:color="#243F60"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Century Gothic" style:font-name-asian="Meiryo" style:font-name-complex="Times New Roman" fo:font-style="italic" style:font-style-asian="italic" style:font-style-complex="italic" fo:color="#243F60"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Century Gothic" style:font-name-asian="Meiryo" style:font-name-complex="Times New Roman" fo:color="#272727" style:font-size-complex="10.5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Century Gothic" style:font-name-asian="Meiryo" style:font-name-complex="Times New Roman"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DefaultParagraphFont" style:display-name="Default Paragraph Font" style:family="text"/>
    <style:style style:name="ContactInfo" style:display-name="Contact Info" style:family="paragraph">
      <style:paragraph-properties style:contextual-spacing="true" fo:text-align="end" fo:margin-top="0.0416in" fo:margin-bottom="0.3333in"/>
      <style:text-properties fo:hyphenate="false"/>
    </style:style>
    <style:style style:name="ListBullet" style:display-name="List Bullet" style:family="paragraph" style:parent-style-name="Normal" style:list-style-name="LFO15">
      <style:paragraph-properties style:contextual-spacing="true" fo:margin-bottom="0.1666in"/>
      <style:text-properties fo:hyphenate="false"/>
    </style:style>
    <style:style style:name="BalloonText" style:display-name="Balloon Text" style:family="paragraph" style:parent-style-name="Normal">
      <style:text-properties style:font-name="Tahoma" style:font-name-complex="Tahoma" style:font-size-complex="8pt" fo:hyphenate="false"/>
    </style:style>
    <style:style style:name="PlaceholderText" style:display-name="Placeholder Text" style:family="text" style:parent-style-name="DefaultParagraphFont">
      <style:text-properties fo:color="#595959"/>
    </style:style>
    <style:style style:name="Header" style:display-name="Header" style:family="paragraph" style:parent-style-name="Normal">
      <style:paragraph-properties fo:margin-bottom="0in"/>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text-align="end" fo:margin-bottom="0in"/>
      <style:text-properties style:font-name="Century Gothic" style:font-name-asian="Meiryo" fo:hyphenate="false"/>
    </style:style>
    <style:style style:name="FooterChar" style:display-name="Footer Char" style:family="text" style:parent-style-name="DefaultParagraphFont">
      <style:text-properties style:font-name="Century Gothic" style:font-name-asian="Meiryo"/>
    </style:style>
    <style:style style:name="Footer-Bold" style:display-name="Footer - Bold" style:family="paragraph" style:parent-style-name="Footer">
      <style:text-properties fo:font-weight="bold" style:font-weight-asian="bold" fo:hyphenate="false"/>
    </style:style>
    <style:style style:name="Footer-BoldChar" style:display-name="Footer - Bold Char" style:family="text" style:parent-style-name="FooterChar">
      <style:text-properties style:font-name="Century Gothic" style:font-name-asian="Meiryo" fo:font-weight="bold" style:font-weight-asian="bold"/>
    </style:style>
    <style:style style:name="Title" style:display-name="Title" style:family="paragraph" style:parent-style-name="Normal">
      <style:paragraph-properties fo:border-top="none" fo:border-left="none" fo:border-bottom="0.0069in solid #000000" fo:border-right="none" fo:padding-top="0in" fo:padding-left="0in" fo:padding-bottom="0.0138in" fo:padding-right="0in" style:shadow="none" style:contextual-spacing="true" fo:text-align="end" fo:margin-bottom="0in"/>
      <style:text-properties style:font-name="Century Gothic" style:font-name-asian="Meiryo" style:font-name-complex="Times New Roman" fo:font-weight="bold" style:font-weight-asian="bold" style:letter-kerning="true" fo:font-size="16pt" style:font-size-asian="16pt" style:font-size-complex="28pt" fo:hyphenate="false"/>
    </style:style>
    <style:style style:name="TitleChar" style:display-name="Title Char" style:family="text" style:parent-style-name="DefaultParagraphFont">
      <style:text-properties style:font-name="Century Gothic" style:font-name-asian="Meiryo" style:font-name-complex="Times New Roman" fo:font-weight="bold" style:font-weight-asian="bold" style:letter-kerning="true" fo:font-size="16pt" style:font-size-asian="16pt" style:font-size-complex="28pt"/>
    </style:style>
    <style:style style:name="Bibliography" style:display-name="Bibliography" style:family="paragraph" style:parent-style-name="Normal" style:next-style-name="Normal">
      <style:text-properties fo:hyphenate="false"/>
    </style:style>
    <style:style style:name="Quote" style:display-name="Quote" style:family="paragraph" style:parent-style-name="Normal" style:next-style-name="Normal">
      <style:paragraph-properties fo:text-align="center" fo:margin-top="0.1388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text-transform="none" fo:font-variant="small-caps" fo:color="#365F91" fo:letter-spacing="0.0034in"/>
    </style:style>
    <style:style style:name="BlockText" style:display-name="Block Text" style:family="paragraph" style:parent-style-name="Normal">
      <style:paragraph-properties fo:border="0.0034in solid #365F91" fo:padding="0.1388in" style:shadow="none" fo:margin-left="0.8in" fo:margin-right="0.8in">
        <style:tab-stops/>
      </style:paragraph-properties>
      <style:text-properties style:font-name-complex="Times New Roman" fo:font-style="italic" style:font-style-asian="italic" style:font-style-complex="italic" fo:color="#365F91" fo:hyphenate="false"/>
    </style:style>
    <style:style style:name="BodyText" style:display-name="Body Text" style:family="paragraph" style:parent-style-name="Normal">
      <style:paragraph-properties fo:margin-bottom="0.0833in"/>
      <style:text-properties fo:hyphenate="false"/>
    </style:style>
    <style:style style:name="BodyTextChar" style:display-name="Body Text Char" style:family="text" style:parent-style-name="DefaultParagraphFont"/>
    <style:style style:name="BodyText2" style:display-name="Body Text 2" style:family="paragraph" style:parent-style-name="Normal">
      <style:paragraph-properties fo:margin-bottom="0.0833in" fo:line-height="200%"/>
      <style:text-properties fo:hyphenate="false"/>
    </style:style>
    <style:style style:name="BodyText2Char" style:display-name="Body Text 2 Char" style:family="text" style:parent-style-name="DefaultParagraphFont"/>
    <style:style style:name="BodyText3" style:display-name="Body Text 3" style:family="paragraph" style:parent-style-name="Normal">
      <style:paragraph-properties fo:margin-bottom="0.0833in"/>
      <style:text-properties style:font-size-complex="8pt" fo:hyphenate="false"/>
    </style:style>
    <style:style style:name="BodyText3Char" style:display-name="Body Text 3 Char" style:family="text" style:parent-style-name="DefaultParagraphFont">
      <style:text-properties style:font-size-complex="8pt"/>
    </style:style>
    <style:style style:name="BodyTextFirstIndent" style:display-name="Body Text First Indent" style:family="paragraph" style:parent-style-name="BodyText">
      <style:paragraph-properties fo:margin-bottom="0.0416in" fo:text-indent="0.25in"/>
      <style:text-properties fo:hyphenate="false"/>
    </style:style>
    <style:style style:name="BodyTextFirstIndentChar" style:display-name="Body Text First Indent Char" style:family="text" style:parent-style-name="BodyTextChar"/>
    <style:style style:name="BodyTextIndent" style:display-name="Body Text Indent" style:family="paragraph" style:parent-style-name="Normal">
      <style:paragraph-properties fo:margin-bottom="0.0833in" fo:margin-left="0.25in">
        <style:tab-stops/>
      </style:paragraph-properties>
      <style:text-properties fo:hyphenate="false"/>
    </style:style>
    <style:style style:name="BodyTextIndentChar" style:display-name="Body Text Indent Char" style:family="text" style:parent-style-name="DefaultParagraphFont"/>
    <style:style style:name="BodyTextFirstIndent2" style:display-name="Body Text First Indent 2" style:family="paragraph" style:parent-style-name="BodyTextIndent">
      <style:paragraph-properties fo:margin-bottom="0.0416in" fo:text-indent="0.25in"/>
      <style:text-properties fo:hyphenate="false"/>
    </style:style>
    <style:style style:name="BodyTextFirstIndent2Char" style:display-name="Body Text First Indent 2 Char" style:family="text" style:parent-style-name="BodyTextIndentChar"/>
    <style:style style:name="BodyTextIndent2" style:display-name="Body Text Indent 2" style:family="paragraph" style:parent-style-name="Normal">
      <style:paragraph-properties fo:margin-bottom="0.0833in" fo:line-height="200%" fo:margin-left="0.25in">
        <style:tab-stops/>
      </style:paragraph-properties>
      <style:text-properties fo:hyphenate="false"/>
    </style:style>
    <style:style style:name="BodyTextIndent2Char" style:display-name="Body Text Indent 2 Char" style:family="text" style:parent-style-name="DefaultParagraphFont"/>
    <style:style style:name="BodyTextIndent3" style:display-name="Body Text Indent 3" style:family="paragraph" style:parent-style-name="Normal">
      <style:paragraph-properties fo:margin-bottom="0.0833in" fo:margin-left="0.25in">
        <style:tab-stops/>
      </style:paragraph-properties>
      <style:text-properties style:font-size-complex="8pt" fo:hyphenate="false"/>
    </style:style>
    <style:style style:name="BodyTextIndent3Char" style:display-name="Body Text Indent 3 Char" style:family="text" style:parent-style-name="DefaultParagraphFont">
      <style:text-properties style:font-size-complex="8pt"/>
    </style:style>
    <style:style style:name="BookTitle" style:display-name="Book Title" style:family="text" style:parent-style-name="DefaultParagraphFont">
      <style:text-properties fo:font-weight="bold" style:font-weight-asian="bold" style:font-weight-complex="bold" fo:font-style="italic" style:font-style-asian="italic" style:font-style-complex="italic" fo:letter-spacing="0.0034in"/>
    </style:style>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1F497D" style:font-size-complex="9pt" fo:hyphenate="false"/>
    </style:style>
    <style:style style:name="Closing" style:display-name="Closing" style:family="paragraph" style:parent-style-name="Normal">
      <style:paragraph-properties fo:margin-bottom="0in" fo:line-height="100%" fo:margin-left="3in">
        <style:tab-stops/>
      </style:paragraph-properties>
      <style:text-properties fo:hyphenate="false"/>
    </style:style>
    <style:style style:name="ClosingChar" style:display-name="Closing Char" style:family="text" style:parent-style-name="DefaultParagraphFont"/>
    <style:style style:name="CommentReference" style:display-name="Comment Reference" style:family="text" style:parent-style-name="DefaultParagraphFont">
      <style:text-properties fo:font-size="11pt" style:font-size-asian="11pt" style:font-size-complex="8pt"/>
    </style:style>
    <style:style style:name="CommentText" style:display-name="Comment Text" style:family="paragraph" style:parent-style-name="Normal">
      <style:paragraph-properties fo:line-height="100%"/>
      <style:text-properties style:font-size-complex="10pt" fo:hyphenate="false"/>
    </style:style>
    <style:style style:name="CommentTextChar" style:display-name="Comment Text Char" style:family="text" style:parent-style-name="DefaultParagraphFont">
      <style:text-properties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style:font-size-complex="10pt"/>
    </style:style>
    <style:style style:name="Date" style:display-name="Date" style:family="paragraph" style:parent-style-name="Normal" style:next-style-name="Normal">
      <style:text-properties fo:hyphenate="false"/>
    </style:style>
    <style:style style:name="DateChar" style:display-name="Date Char" style:family="text" style:parent-style-name="DefaultParagraphFont"/>
    <style:style style:name="DocumentMap" style:display-name="Document Map" style:family="paragraph" style:parent-style-name="Normal">
      <style:paragraph-properties fo:margin-bottom="0in" fo:line-height="100%"/>
      <style:text-properties style:font-name="Segoe UI" style:font-name-complex="Segoe UI" style:font-size-complex="8pt" fo:hyphenate="false"/>
    </style:style>
    <style:style style:name="DocumentMapChar" style:display-name="Document Map Char" style:family="text" style:parent-style-name="DefaultParagraphFont">
      <style:text-properties style:font-name="Segoe UI" style:font-name-complex="Segoe UI" style:font-size-complex="8pt"/>
    </style:style>
    <style:style style:name="E-mailSignature" style:display-name="E-mail Signature" style:family="paragraph" style:parent-style-name="Normal">
      <style:paragraph-properties fo:margin-bottom="0in" fo:line-height="100%"/>
      <style:text-properties fo:hyphenate="false"/>
    </style:style>
    <style:style style:name="E-mailSignatureChar" style:display-name="E-mail Signature Char"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EndnoteReference" style:display-name="Endnote Reference" style:family="text" style:parent-style-name="DefaultParagraphFont">
      <style:text-properties style:text-position="super 63.6%"/>
    </style:style>
    <style:style style:name="EndnoteText" style:display-name="Endnote Text" style:family="paragraph" style:parent-style-name="Normal">
      <style:paragraph-properties fo:margin-bottom="0in" fo:line-height="100%"/>
      <style:text-properties style:font-size-complex="10pt" fo:hyphenate="false"/>
    </style:style>
    <style:style style:name="EndnoteTextChar" style:display-name="Endnote Text Char" style:family="text" style:parent-style-name="DefaultParagraphFont">
      <style:text-properties style:font-size-complex="10pt"/>
    </style:style>
    <style:style style:name="EnvelopeAddress" style:display-name="Envelope Address" style:family="paragraph" style:parent-style-name="Normal">
      <style:paragraph-properties fo:margin-bottom="0in" fo:line-height="100%" fo:margin-left="2in">
        <style:tab-stops/>
      </style:paragraph-properties>
      <style:text-properties style:font-name="Century Gothic" style:font-name-asian="Meiryo" style:font-name-complex="Times New Roman" fo:font-size="12pt" style:font-size-asian="12pt" style:font-size-complex="12pt" fo:hyphenate="false"/>
    </style:style>
    <style:style style:name="EnvelopeReturn" style:display-name="Envelope Return" style:family="paragraph" style:parent-style-name="Normal">
      <style:paragraph-properties fo:margin-bottom="0in" fo:line-height="100%"/>
      <style:text-properties style:font-name="Century Gothic" style:font-name-asian="Meiryo" style:font-name-complex="Times New Roman" style:font-size-complex="10pt"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FootnoteReference" style:display-name="Footnote Reference" style:family="text" style:parent-style-name="DefaultParagraphFont">
      <style:text-properties style:text-position="super 63.6%"/>
    </style:style>
    <style:style style:name="FootnoteText" style:display-name="Footnote Text" style:family="paragraph" style:parent-style-name="Normal">
      <style:paragraph-properties fo:margin-bottom="0in" fo:line-height="100%"/>
      <style:text-properties style:font-size-complex="10pt" fo:hyphenate="false"/>
    </style:style>
    <style:style style:name="FootnoteTextChar" style:display-name="Footnote Text Char" style:family="text" style:parent-style-name="DefaultParagraphFont">
      <style:text-properties style:font-size-complex="10pt"/>
    </style:style>
    <style:style style:name="Hashtag" style:display-name="Hashtag" style:family="text" style:parent-style-name="DefaultParagraphFont">
      <style:text-properties fo:color="#2B579A" fo:background-color="#E6E6E6"/>
    </style:style>
    <style:style style:name="Heading4Char" style:display-name="Heading 4 Char" style:family="text" style:parent-style-name="DefaultParagraphFont">
      <style:text-properties style:font-name="Century Gothic" style:font-name-asian="Meiryo"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Century Gothic" style:font-name-asian="Meiryo" style:font-name-complex="Times New Roman" fo:color="#365F91"/>
    </style:style>
    <style:style style:name="Heading6Char" style:display-name="Heading 6 Char" style:family="text" style:parent-style-name="DefaultParagraphFont">
      <style:text-properties style:font-name="Century Gothic" style:font-name-asian="Meiryo" style:font-name-complex="Times New Roman" fo:color="#243F60"/>
    </style:style>
    <style:style style:name="Heading7Char" style:display-name="Heading 7 Char" style:family="text" style:parent-style-name="DefaultParagraphFont">
      <style:text-properties style:font-name="Century Gothic" style:font-name-asian="Meiryo" style:font-name-complex="Times New Roman" fo:font-style="italic" style:font-style-asian="italic" style:font-style-complex="italic" fo:color="#243F60"/>
    </style:style>
    <style:style style:name="Heading8Char" style:display-name="Heading 8 Char" style:family="text" style:parent-style-name="DefaultParagraphFont">
      <style:text-properties style:font-name="Century Gothic" style:font-name-asian="Meiryo" style:font-name-complex="Times New Roman" fo:color="#272727" style:font-size-complex="10.5pt"/>
    </style:style>
    <style:style style:name="Heading9Char" style:display-name="Heading 9 Char" style:family="text" style:parent-style-name="DefaultParagraphFont">
      <style:text-properties style:font-name="Century Gothic" style:font-name-asian="Meiryo" style:font-name-complex="Times New Roman" fo:font-style="italic" style:font-style-asian="italic" style:font-style-complex="italic" fo:color="#272727" style:font-size-complex="10.5pt"/>
    </style:style>
    <style:style style:name="HTMLAcronym" style:display-name="HTML Acronym" style:family="text" style:parent-style-name="DefaultParagraphFont"/>
    <style:style style:name="HTMLAddress" style:display-name="HTML Address" style:family="paragraph" style:parent-style-name="Normal">
      <style:paragraph-properties fo:margin-bottom="0in" fo:line-height="100%"/>
      <style:text-properties fo:font-style="italic" style:font-style-asian="italic" style:font-style-complex="italic" fo:hyphenate="false"/>
    </style:style>
    <style:style style:name="HTMLAddressChar" style:display-name="HTML Address Char" style:family="text" style:parent-style-name="DefaultParagraphFont">
      <style:text-properties fo:font-style="italic" style:font-style-asian="italic" style:font-style-complex="italic"/>
    </style:style>
    <style:style style:name="HTMLCite" style:display-name="HTML Cite" style:family="text" style:parent-style-name="DefaultParagraphFont">
      <style:text-properties fo:font-style="italic" style:font-style-asian="italic" style:font-style-complex="italic"/>
    </style:style>
    <style:style style:name="HTMLCode" style:display-name="HTML Code" style:family="text" style:parent-style-name="DefaultParagraphFont">
      <style:text-properties style:font-name="Consolas" fo:font-size="11pt" style:font-size-asian="11pt" style:font-size-complex="10pt"/>
    </style:style>
    <style:style style:name="HTMLDefinition" style:display-name="HTML Definition" style:family="text" style:parent-style-name="DefaultParagraphFont">
      <style:text-properties fo:font-style="italic" style:font-style-asian="italic" style:font-style-complex="italic"/>
    </style:style>
    <style:style style:name="HTMLKeyboard" style:display-name="HTML Keyboard" style:family="text" style:parent-style-name="DefaultParagraphFont">
      <style:text-properties style:font-name="Consolas" fo:font-size="11pt" style:font-size-asian="11pt" style:font-size-complex="10pt"/>
    </style:style>
    <style:style style:name="HTMLPreformatted" style:display-name="HTML Preformatted" style:family="paragraph" style:parent-style-name="Normal">
      <style:paragraph-properties fo:margin-bottom="0in" fo:line-height="100%"/>
      <style:text-properties style:font-name="Consolas" style:font-size-complex="10pt" fo:hyphenate="false"/>
    </style:style>
    <style:style style:name="HTMLPreformattedChar" style:display-name="HTML Preformatted Char" style:family="text" style:parent-style-name="DefaultParagraphFont">
      <style:text-properties style:font-name="Consolas" style:font-size-complex="10pt"/>
    </style:style>
    <style:style style:name="HTMLSample" style:display-name="HTML Sample" style:family="text" style:parent-style-name="DefaultParagraphFont">
      <style:text-properties style:font-name="Consolas" fo:font-size="12pt" style:font-size-asian="12pt" style:font-size-complex="12pt"/>
    </style:style>
    <style:style style:name="HTMLTypewriter" style:display-name="HTML Typewriter" style:family="text" style:parent-style-name="DefaultParagraphFont">
      <style:text-properties style:font-name="Consolas" fo:font-size="11pt" style:font-size-asian="11pt" style:font-size-complex="10pt"/>
    </style:style>
    <style:style style:name="HTMLVariable" style:display-name="HTML Variable" style:family="text" style:parent-style-name="DefaultParagraphFont">
      <style:text-properties fo:font-style="italic" style:font-style-asian="italic" style:font-style-complex="italic"/>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Index1" style:display-name="Index 1" style:family="paragraph" style:parent-style-name="Normal" style:next-style-name="Normal" style:auto-update="true">
      <style:paragraph-properties fo:margin-bottom="0in" fo:line-height="100%" fo:margin-left="0.1527in" fo:text-indent="-0.1527in">
        <style:tab-stops/>
      </style:paragraph-properties>
      <style:text-properties fo:hyphenate="false"/>
    </style:style>
    <style:style style:name="Index2" style:display-name="Index 2" style:family="paragraph" style:parent-style-name="Normal" style:next-style-name="Normal" style:auto-update="true">
      <style:paragraph-properties fo:margin-bottom="0in" fo:line-height="100%" fo:margin-left="0.3055in" fo:text-indent="-0.1527in">
        <style:tab-stops/>
      </style:paragraph-properties>
      <style:text-properties fo:hyphenate="false"/>
    </style:style>
    <style:style style:name="Index3" style:display-name="Index 3" style:family="paragraph" style:parent-style-name="Normal" style:next-style-name="Normal" style:auto-update="true">
      <style:paragraph-properties fo:margin-bottom="0in" fo:line-height="100%" fo:margin-left="0.4583in" fo:text-indent="-0.1527in">
        <style:tab-stops/>
      </style:paragraph-properties>
      <style:text-properties fo:hyphenate="false"/>
    </style:style>
    <style:style style:name="Index4" style:display-name="Index 4" style:family="paragraph" style:parent-style-name="Normal" style:next-style-name="Normal" style:auto-update="true">
      <style:paragraph-properties fo:margin-bottom="0in" fo:line-height="100%" fo:margin-left="0.6111in" fo:text-indent="-0.1527in">
        <style:tab-stops/>
      </style:paragraph-properties>
      <style:text-properties fo:hyphenate="false"/>
    </style:style>
    <style:style style:name="Index5" style:display-name="Index 5" style:family="paragraph" style:parent-style-name="Normal" style:next-style-name="Normal" style:auto-update="true">
      <style:paragraph-properties fo:margin-bottom="0in" fo:line-height="100%" fo:margin-left="0.7638in" fo:text-indent="-0.1527in">
        <style:tab-stops/>
      </style:paragraph-properties>
      <style:text-properties fo:hyphenate="false"/>
    </style:style>
    <style:style style:name="Index6" style:display-name="Index 6" style:family="paragraph" style:parent-style-name="Normal" style:next-style-name="Normal" style:auto-update="true">
      <style:paragraph-properties fo:margin-bottom="0in" fo:line-height="100%" fo:margin-left="0.9166in" fo:text-indent="-0.1527in">
        <style:tab-stops/>
      </style:paragraph-properties>
      <style:text-properties fo:hyphenate="false"/>
    </style:style>
    <style:style style:name="Index7" style:display-name="Index 7" style:family="paragraph" style:parent-style-name="Normal" style:next-style-name="Normal" style:auto-update="true">
      <style:paragraph-properties fo:margin-bottom="0in" fo:line-height="100%" fo:margin-left="1.0694in" fo:text-indent="-0.1527in">
        <style:tab-stops/>
      </style:paragraph-properties>
      <style:text-properties fo:hyphenate="false"/>
    </style:style>
    <style:style style:name="Index8" style:display-name="Index 8" style:family="paragraph" style:parent-style-name="Normal" style:next-style-name="Normal" style:auto-update="true">
      <style:paragraph-properties fo:margin-bottom="0in" fo:line-height="100%" fo:margin-left="1.2222in" fo:text-indent="-0.1527in">
        <style:tab-stops/>
      </style:paragraph-properties>
      <style:text-properties fo:hyphenate="false"/>
    </style:style>
    <style:style style:name="Index9" style:display-name="Index 9" style:family="paragraph" style:parent-style-name="Normal" style:next-style-name="Normal" style:auto-update="true">
      <style:paragraph-properties fo:margin-bottom="0in" fo:line-height="100%" fo:margin-left="1.375in" fo:text-indent="-0.1527in">
        <style:tab-stops/>
      </style:paragraph-properties>
      <style:text-properties fo:hyphenate="false"/>
    </style:style>
    <style:style style:name="IndexHeading" style:display-name="Index Heading" style:family="paragraph" style:parent-style-name="Normal" style:next-style-name="Index1">
      <style:text-properties style:font-name="Century Gothic" style:font-name-asian="Meiryo" style:font-name-complex="Times New Roman" fo:font-weight="bold" style:font-weight-asian="bold" style:font-weight-complex="bold"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LineNumber" style:display-name="Line Number" style:family="text" style:parent-style-name="DefaultParagraphFont"/>
    <style:style style:name="List" style:display-name="List" style:family="paragraph" style:parent-style-name="Normal">
      <style:paragraph-properties style:contextual-spacing="true" fo:margin-left="0.25in" fo:text-indent="-0.25in">
        <style:tab-stops/>
      </style:paragraph-properties>
      <style:text-properties fo:hyphenate="false"/>
    </style:style>
    <style:style style:name="List2" style:display-name="List 2" style:family="paragraph" style:parent-style-name="Normal">
      <style:paragraph-properties style:contextual-spacing="true" fo:margin-left="0.5in" fo:text-indent="-0.25in">
        <style:tab-stops/>
      </style:paragraph-properties>
      <style:text-properties fo:hyphenate="false"/>
    </style:style>
    <style:style style:name="List3" style:display-name="List 3" style:family="paragraph" style:parent-style-name="Normal">
      <style:paragraph-properties style:contextual-spacing="true" fo:margin-left="0.75in" fo:text-indent="-0.25in">
        <style:tab-stops/>
      </style:paragraph-properties>
      <style:text-properties fo:hyphenate="false"/>
    </style:style>
    <style:style style:name="List4" style:display-name="List 4" style:family="paragraph" style:parent-style-name="Normal">
      <style:paragraph-properties style:contextual-spacing="true" fo:margin-left="1in" fo:text-indent="-0.25in">
        <style:tab-stops/>
      </style:paragraph-properties>
      <style:text-properties fo:hyphenate="false"/>
    </style:style>
    <style:style style:name="List5" style:display-name="List 5" style:family="paragraph" style:parent-style-name="Normal">
      <style:paragraph-properties style:contextual-spacing="true" fo:margin-left="1.25in" fo:text-indent="-0.25in">
        <style:tab-stops/>
      </style:paragraph-properties>
      <style:text-properties fo:hyphenate="false"/>
    </style:style>
    <style:style style:name="ListBullet2" style:display-name="List Bullet 2" style:family="paragraph" style:parent-style-name="Normal" style:list-style-name="LFO6">
      <style:paragraph-properties style:contextual-spacing="true"/>
      <style:text-properties fo:hyphenate="false"/>
    </style:style>
    <style:style style:name="ListBullet3" style:display-name="List Bullet 3" style:family="paragraph" style:parent-style-name="Normal" style:list-style-name="LFO7">
      <style:paragraph-properties style:contextual-spacing="true"/>
      <style:text-properties fo:hyphenate="false"/>
    </style:style>
    <style:style style:name="ListBullet4" style:display-name="List Bullet 4" style:family="paragraph" style:parent-style-name="Normal" style:list-style-name="LFO8">
      <style:paragraph-properties style:contextual-spacing="true"/>
      <style:text-properties fo:hyphenate="false"/>
    </style:style>
    <style:style style:name="ListBullet5" style:display-name="List Bullet 5" style:family="paragraph" style:parent-style-name="Normal" style:list-style-name="LFO9">
      <style:paragraph-properties style:contextual-spacing="true"/>
      <style:text-properties fo:hyphenate="false"/>
    </style:style>
    <style:style style:name="ListContinue" style:display-name="List Continue" style:family="paragraph" style:parent-style-name="Normal">
      <style:paragraph-properties style:contextual-spacing="true" fo:margin-bottom="0.0833in" fo:margin-left="0.25in">
        <style:tab-stops/>
      </style:paragraph-properties>
      <style:text-properties fo:hyphenate="false"/>
    </style:style>
    <style:style style:name="ListContinue2" style:display-name="List Continue 2" style:family="paragraph" style:parent-style-name="Normal">
      <style:paragraph-properties style:contextual-spacing="true" fo:margin-bottom="0.0833in" fo:margin-left="0.5in">
        <style:tab-stops/>
      </style:paragraph-properties>
      <style:text-properties fo:hyphenate="false"/>
    </style:style>
    <style:style style:name="ListContinue3" style:display-name="List Continue 3" style:family="paragraph" style:parent-style-name="Normal">
      <style:paragraph-properties style:contextual-spacing="true" fo:margin-bottom="0.0833in" fo:margin-left="0.75in">
        <style:tab-stops/>
      </style:paragraph-properties>
      <style:text-properties fo:hyphenate="false"/>
    </style:style>
    <style:style style:name="ListContinue4" style:display-name="List Continue 4" style:family="paragraph" style:parent-style-name="Normal">
      <style:paragraph-properties style:contextual-spacing="true" fo:margin-bottom="0.0833in" fo:margin-left="1in">
        <style:tab-stops/>
      </style:paragraph-properties>
      <style:text-properties fo:hyphenate="false"/>
    </style:style>
    <style:style style:name="ListContinue5" style:display-name="List Continue 5" style:family="paragraph" style:parent-style-name="Normal">
      <style:paragraph-properties style:contextual-spacing="true" fo:margin-bottom="0.0833in" fo:margin-left="1.25in">
        <style:tab-stops/>
      </style:paragraph-properties>
      <style:text-properties fo:hyphenate="false"/>
    </style:style>
    <style:style style:name="ListNumber" style:display-name="List Number" style:family="paragraph" style:parent-style-name="Normal" style:list-style-name="LFO14">
      <style:paragraph-properties style:contextual-spacing="true"/>
      <style:text-properties fo:hyphenate="false"/>
    </style:style>
    <style:style style:name="ListNumber2" style:display-name="List Number 2" style:family="paragraph" style:parent-style-name="Normal" style:list-style-name="LFO10">
      <style:paragraph-properties style:contextual-spacing="true"/>
      <style:text-properties fo:hyphenate="false"/>
    </style:style>
    <style:style style:name="ListNumber3" style:display-name="List Number 3" style:family="paragraph" style:parent-style-name="Normal" style:list-style-name="LFO11">
      <style:paragraph-properties style:contextual-spacing="true"/>
      <style:text-properties fo:hyphenate="false"/>
    </style:style>
    <style:style style:name="ListNumber4" style:display-name="List Number 4" style:family="paragraph" style:parent-style-name="Normal" style:list-style-name="LFO12">
      <style:paragraph-properties style:contextual-spacing="true"/>
      <style:text-properties fo:hyphenate="false"/>
    </style:style>
    <style:style style:name="ListNumber5" style:display-name="List Number 5" style:family="paragraph" style:parent-style-name="Normal" style:list-style-name="LFO13">
      <style:paragraph-properties style:contextual-spacing="true"/>
      <style:text-properties fo:hyphenate="false"/>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MacroText" style:display-name="Macro Text"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MacroTextChar" style:display-name="Macro Text Char" style:family="text" style:parent-style-name="DefaultParagraphFont">
      <style:text-properties style:font-name="Consolas" style:font-size-complex="10pt"/>
    </style:style>
    <style:style style:name="Mention" style:display-name="Mention" style:family="text" style:parent-style-name="DefaultParagraphFont">
      <style:text-properties fo:color="#2B579A" fo:background-color="#E6E6E6"/>
    </style:style>
    <style:style style:name="MessageHeader" style:display-name="Message Header" style:family="paragraph" style:parent-style-name="Normal">
      <style:paragraph-properties fo:border="0.0104in solid #000000" fo:padding="0.0138in" style:shadow="none" fo:margin-bottom="0in" fo:line-height="100%" fo:margin-left="0.75in" fo:text-indent="-0.75in">
        <style:tab-stops/>
      </style:paragraph-properties>
      <style:text-properties style:font-name="Century Gothic" style:font-name-asian="Meiryo" style:font-name-complex="Times New Roman" fo:font-size="12pt" style:font-size-asian="12pt" style:font-size-complex="12pt" fo:hyphenate="false"/>
    </style:style>
    <style:style style:name="MessageHeaderChar" style:display-name="Message Header Char" style:family="text" style:parent-style-name="DefaultParagraphFont">
      <style:text-properties style:font-name="Century Gothic" style:font-name-asian="Meiryo" style:font-name-complex="Times New Roman" fo:font-size="12pt" style:font-size-asian="12pt" style:font-size-complex="12pt" fo:background-color="transparent"/>
    </style:style>
    <style:style style:name="NoSpacing" style:display-name="No Spacing" style:family="paragraph">
      <style:paragraph-properties fo:margin-bottom="0in" fo:line-height="100%"/>
      <style:text-properties fo:hyphenate="false"/>
    </style:style>
    <style:style style:name="NormalWeb" style:display-name="Normal (Web)" style:family="paragraph" style:parent-style-name="Normal">
      <style:text-properties style:font-name="Times New Roman" fo:font-size="12pt" style:font-size-asian="12pt" style:font-size-complex="12pt"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NoteHeading" style:display-name="Note Heading" style:family="paragraph" style:parent-style-name="Normal" style:next-style-name="Normal">
      <style:paragraph-properties fo:margin-bottom="0in" fo:line-height="100%"/>
      <style:text-properties fo:hyphenate="false"/>
    </style:style>
    <style:style style:name="NoteHeadingChar" style:display-name="Note Heading Char" style:family="text" style:parent-style-name="DefaultParagraphFont"/>
    <style:style style:name="PageNumber" style:display-name="Page Number" style:family="text" style:parent-style-name="DefaultParagraphFont"/>
    <style:style style:name="PlainText" style:display-name="Plain Text" style:family="paragraph" style:parent-style-name="Normal">
      <style:paragraph-properties fo:margin-bottom="0in" fo:line-height="100%"/>
      <style:text-properties style:font-name="Consolas" style:font-size-complex="10.5pt" fo:hyphenate="false"/>
    </style:style>
    <style:style style:name="PlainTextChar" style:display-name="Plain Text Char" style:family="text" style:parent-style-name="DefaultParagraphFont">
      <style:text-properties style:font-name="Consolas" style:font-size-complex="10.5pt"/>
    </style:style>
    <style:style style:name="Salutation" style:display-name="Salutation" style:family="paragraph" style:parent-style-name="Normal" style:next-style-name="Normal">
      <style:text-properties fo:hyphenate="false"/>
    </style:style>
    <style:style style:name="SalutationChar" style:display-name="Salutation Char" style:family="text" style:parent-style-name="DefaultParagraphFont"/>
    <style:style style:name="Signature" style:display-name="Signature" style:family="paragraph" style:parent-style-name="Normal">
      <style:paragraph-properties fo:margin-bottom="0in" fo:line-height="100%" fo:margin-left="3in">
        <style:tab-stops/>
      </style:paragraph-properties>
      <style:text-properties fo:hyphenate="false"/>
    </style:style>
    <style:style style:name="SignatureChar" style:display-name="Signature Char" style:family="text" style:parent-style-name="DefaultParagraphFont"/>
    <style:style style:name="SmartHyperlink" style:display-name="Smart Hyperlink" style:family="text" style:parent-style-name="DefaultParagraphFont">
      <style:text-properties style:text-underline-type="single" style:text-underline-style="dotted" style:text-underline-width="auto" style:text-underline-mode="continuous"/>
    </style:style>
    <style:style style:name="Strong" style:display-name="Strong" style:family="text" style:parent-style-name="DefaultParagraphFont">
      <style:text-properties fo:font-weight="bold" style:font-weight-asian="bold" style:font-weight-complex="bold"/>
    </style:style>
    <style:style style:name="Subtitle" style:display-name="Subtitle" style:family="paragraph" style:parent-style-name="Normal">
      <style:paragraph-properties style:contextual-spacing="true" fo:margin-bottom="0.1111in"/>
      <style:text-properties style:font-name-complex="Times New Roman" fo:color="#5A5A5A" fo:letter-spacing="0.0104in" fo:hyphenate="false"/>
    </style:style>
    <style:style style:name="SubtitleChar" style:display-name="Subtitle Char" style:family="text" style:parent-style-name="DefaultParagraphFont">
      <style:text-properties style:font-name-complex="Times New Roman" fo:color="#5A5A5A" fo:letter-spacing="0.0104in"/>
    </style:style>
    <style:style style:name="SubtleEmphasis" style:display-name="Subtle Emphasis" style:family="text" style:parent-style-name="DefaultParagraphFont">
      <style:text-properties fo:font-style="italic" style:font-style-asian="italic" style:font-style-complex="italic" fo:color="#404040"/>
    </style:style>
    <style:style style:name="SubtleReference" style:display-name="Subtle Reference" style:family="text" style:parent-style-name="DefaultParagraphFont">
      <style:text-properties fo:font-variant="small-caps" fo:color="#5A5A5A"/>
    </style:style>
    <style:style style:name="TableofAuthorities" style:display-name="Table of Authorities" style:family="paragraph" style:parent-style-name="Normal" style:next-style-name="Normal">
      <style:paragraph-properties fo:margin-bottom="0in" fo:margin-left="0.1527in" fo:text-indent="-0.1527in">
        <style:tab-stops/>
      </style:paragraph-properties>
      <style:text-properties fo:hyphenate="false"/>
    </style:style>
    <style:style style:name="TableofFigures" style:display-name="Table of Figures" style:family="paragraph" style:parent-style-name="Normal" style:next-style-name="Normal">
      <style:paragraph-properties fo:margin-bottom="0in"/>
      <style:text-properties fo:hyphenate="false"/>
    </style:style>
    <style:style style:name="TOAHeading" style:display-name="TOA Heading" style:family="paragraph" style:parent-style-name="Normal" style:next-style-name="Normal">
      <style:paragraph-properties fo:margin-top="0.0833in"/>
      <style:text-properties style:font-name="Century Gothic" style:font-name-asian="Meiryo" style:font-name-complex="Times New Roman" fo:font-weight="bold" style:font-weight-asian="bold" style:font-weight-complex="bold" fo:font-size="12pt" style:font-size-asian="12pt" style:font-size-complex="12pt"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style:style style:name="TOC4" style:display-name="TOC 4" style:family="paragraph" style:parent-style-name="Normal" style:next-style-name="Normal" style:auto-update="true">
      <style:paragraph-properties fo:margin-bottom="0.0694in" fo:margin-left="0.4583in">
        <style:tab-stops/>
      </style:paragraph-properties>
      <style:text-properties fo:hyphenate="false"/>
    </style:style>
    <style:style style:name="TOC5" style:display-name="TOC 5" style:family="paragraph" style:parent-style-name="Normal" style:next-style-name="Normal" style:auto-update="true">
      <style:paragraph-properties fo:margin-bottom="0.0694in" fo:margin-left="0.6111in">
        <style:tab-stops/>
      </style:paragraph-properties>
      <style:text-properties fo:hyphenate="false"/>
    </style:style>
    <style:style style:name="TOC6" style:display-name="TOC 6" style:family="paragraph" style:parent-style-name="Normal" style:next-style-name="Normal" style:auto-update="true">
      <style:paragraph-properties fo:margin-bottom="0.0694in" fo:margin-left="0.7638in">
        <style:tab-stops/>
      </style:paragraph-properties>
      <style:text-properties fo:hyphenate="false"/>
    </style:style>
    <style:style style:name="TOC7" style:display-name="TOC 7" style:family="paragraph" style:parent-style-name="Normal" style:next-style-name="Normal" style:auto-update="true">
      <style:paragraph-properties fo:margin-bottom="0.0694in" fo:margin-left="0.9166in">
        <style:tab-stops/>
      </style:paragraph-properties>
      <style:text-properties fo:hyphenate="false"/>
    </style:style>
    <style:style style:name="TOC8" style:display-name="TOC 8" style:family="paragraph" style:parent-style-name="Normal" style:next-style-name="Normal" style:auto-update="true">
      <style:paragraph-properties fo:margin-bottom="0.0694in" fo:margin-left="1.0694in">
        <style:tab-stops/>
      </style:paragraph-properties>
      <style:text-properties fo:hyphenate="false"/>
    </style:style>
    <style:style style:name="TOC9" style:display-name="TOC 9" style:family="paragraph" style:parent-style-name="Normal" style:next-style-name="Normal" style:auto-update="true">
      <style:paragraph-properties fo:margin-bottom="0.0694in" fo:margin-left="1.2222in">
        <style:tab-stops/>
      </style:paragraph-properties>
      <style:text-properties fo:hyphenate="false"/>
    </style:style>
    <style:style style:name="TOCHeading" style:display-name="TOC Heading" style:family="paragraph" style:parent-style-name="Heading1" style:next-style-name="Normal">
      <style:paragraph-properties fo:keep-with-next="always" fo:keep-together="always"/>
      <style:text-properties style:font-name-asian="Meiryo" style:font-name-complex="Times New Roman" style:font-size-complex="16pt" fo:hyphenate="false"/>
    </style:style>
    <style:style style:name="UnresolvedMention" style:display-name="Unresolved Mention" style:family="text" style:parent-style-name="DefaultParagraphFont">
      <style:text-properties fo:color="#808080" fo:background-color="#E6E6E6"/>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6LVL1" style:family="text">
      <style:text-properties style:font-name="Symbol"/>
    </style: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style:style style:name="WW_CharLFO7LVL1" style:family="text">
      <style:text-properties style:font-name="Symbol"/>
    </style:style>
    <text:list-style style:name="LFO7">
      <text:list-level-style-bullet text:level="1" text:style-name="WW_CharLFO7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style:style style:name="WW_CharLFO8LVL1" style:family="text">
      <style:text-properties style:font-name="Symbol"/>
    </style: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style:style style:name="WW_CharLFO9LVL1" style:family="text">
      <style:text-properties style:font-name="Symbol"/>
    </style:style>
    <text:list-style style:name="LFO9">
      <text:list-level-style-bullet text:level="1" text:style-name="WW_CharLFO9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11">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1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13">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text:list-style style:name="LFO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5LVL1" style:family="text">
      <style:text-properties style:font-name="Symbol"/>
    </style:style>
    <style:style style:name="WW_CharLFO15LVL2" style:family="text">
      <style:text-properties style:font-name="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style>
    <style:style style:name="WW_CharLFO15LVL9" style:family="text">
      <style:text-properties style:font-name="Wingdings"/>
    </style:style>
    <text:list-style style:name="LFO15">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5LVL2" text:bullet-char="o">
        <style:list-level-properties text:space-before="0.25in" text:min-label-width="0.25in" text:list-level-position-and-space-mode="label-alignment">
          <style:list-level-label-alignment text:label-followed-by="listtab" fo:margin-left="0.5in" fo:text-indent="-0.25in"/>
        </style:list-level-properties>
        <style:text-properties style:font-name="Courier New"/>
      </text:list-level-style-bullet>
      <text:list-level-style-bullet text:level="3" text:style-name="WW_CharLFO1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5" text:style-name="WW_CharLFO15LVL5"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6" text:style-name="WW_CharLFO1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8" text:style-name="WW_CharLFO15LVL8" text:bullet-char="o">
        <style:list-level-properties text:space-before="1.75in" text:min-label-width="0.25in" text:list-level-position-and-space-mode="label-alignment">
          <style:list-level-label-alignment text:label-followed-by="listtab" fo:margin-left="2in" fo:text-indent="-0.25in"/>
        </style:list-level-properties>
        <style:text-properties style:font-name="Courier New"/>
      </text:list-level-style-bullet>
      <text:list-level-style-bullet text:level="9" text:style-name="WW_CharLFO1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in" text:min-label-width="0.1701in" text:list-level-position-and-space-mode="label-alignment">
          <style:list-level-label-alignment text:label-followed-by="listtab" fo:margin-left="0.1701in" fo:text-indent="-0.1701in"/>
        </style:list-level-properties>
        <style:text-properties style:font-name="Wingdings"/>
      </text:list-level-style-bullet>
    </text:list-style>
    <text:list-style style:name="LFO2">
      <text:list-level-style-bullet text:level="1" text:style-name="WW_CharLFO2LVL1" text:bullet-char="">
        <style:list-level-properties text:space-before="0in" text:min-label-width="0.1701in" text:list-level-position-and-space-mode="label-alignment">
          <style:list-level-label-alignment text:label-followed-by="listtab" fo:margin-left="0.1701in" fo:text-indent="-0.1701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5in" fo:page-height="11in" style:print-orientation="portrait" fo:margin-top="0.6701in" fo:margin-left="1.25in" fo:margin-bottom="0.4in" fo:margin-right="1.25in" style:num-format="1" style:writing-mode="lr-tb">
        <style:footnote-sep style:width="0.007in" style:rel-width="33%" style:color="#000000" style:line-style="solid" style:adjustment="left"/>
      </style:page-layout-properties>
      <style:header-style>
        <style:header-footer-properties style:dynamic-spacing="true" fo:min-height="0.0798in"/>
      </style:header-style>
      <style:footer-style>
        <style:header-footer-properties style:dynamic-spacing="true" fo:min-height="0.7in"/>
      </style:footer-style>
    </style:page-layout>
    <style:style style:name="TableColumn3" style:family="table-column">
      <style:table-column-properties style:column-width="0.3125in" style:use-optimal-column-width="false"/>
    </style:style>
    <style:style style:name="TableColumn4" style:family="table-column">
      <style:table-column-properties style:column-width="5.6875in" style:use-optimal-column-width="false"/>
    </style:style>
    <style:style style:name="Table2" style:family="table">
      <style:table-properties style:width="6in" style:rel-width="100%" fo:margin-left="0in" table:align="left"/>
    </style:style>
    <style:style style:name="TableRow5" style:family="table-row">
      <style:table-row-properties style:use-optimal-row-height="false"/>
    </style:style>
    <style:style style:name="TableCell6" style:family="table-cell">
      <style:table-cell-properties fo:border-top="none" fo:border-left="none" fo:border-bottom="0.0069in solid #000000" fo:border-right="none" style:writing-mode="lr-tb" fo:padding-top="0in" fo:padding-left="0.075in" fo:padding-bottom="0in" fo:padding-right="0.075in"/>
    </style:style>
    <style:style style:name="P7" style:parent-style-name="Footer" style:family="paragraph">
      <style:text-properties style:font-name="Century Gothic"/>
    </style:style>
    <style:style style:name="TableCell8" style:family="table-cell">
      <style:table-cell-properties fo:border-top="none" fo:border-left="none" fo:border-bottom="0.0069in solid #000000" fo:border-right="none" style:writing-mode="lr-tb" fo:padding-top="0in" fo:padding-left="0.075in" fo:padding-bottom="0in" fo:padding-right="0.075in"/>
    </style:style>
    <style:style style:name="TableRow9" style:family="table-row">
      <style:table-row-properties style:use-optimal-row-height="false"/>
    </style:style>
    <style:style style:name="TableCell10" style:family="table-cell">
      <style:table-cell-properties fo:border-top="0.0069in solid #000000" fo:border-left="none" fo:border-bottom="none" fo:border-right="none" style:writing-mode="lr-tb" fo:padding-top="0in" fo:padding-left="0.075in" fo:padding-bottom="0in" fo:padding-right="0.075in"/>
    </style:style>
    <style:style style:name="TableCell11" style:family="table-cell">
      <style:table-cell-properties fo:border-top="0.0069in solid #000000" fo:border-left="none" fo:border-bottom="none" fo:border-right="none" style:writing-mode="lr-tb" fo:padding-top="0in" fo:padding-left="0.075in" fo:padding-bottom="0in" fo:padding-right="0.075in"/>
    </style:style>
    <style:style style:name="T12" style:parent-style-name="DefaultParagraphFont" style:family="text">
      <style:text-properties fo:font-weight="normal" style:font-weight-asian="normal" style:font-weight-complex="bold"/>
    </style:style>
    <style:style style:name="T13" style:parent-style-name="DefaultParagraphFont" style:family="text">
      <style:text-properties fo:font-weight="normal" style:font-weight-asian="normal" style:font-weight-complex="bold"/>
    </style:style>
    <style:style style:name="T14" style:parent-style-name="DefaultParagraphFont" style:family="text">
      <style:text-properties fo:font-weight="normal" style:font-weight-asian="normal" style:font-weight-complex="bold"/>
    </style:style>
    <style:style style:name="T15" style:parent-style-name="DefaultParagraphFont" style:family="text">
      <style:text-properties fo:font-weight="normal" style:font-weight-asian="normal" style:font-weight-complex="bold"/>
    </style:style>
    <style:style style:name="T16" style:parent-style-name="DefaultParagraphFont" style:family="text">
      <style:text-properties fo:font-weight="normal" style:font-weight-asian="normal" style:font-weight-complex="bold"/>
    </style:style>
  </office:automatic-styles>
  <office:master-styles>
    <style:master-page style:name="MPF0" style:page-layout-name="PL0">
      <style:footer>
        <table:table table:style-name="Table2">
          <table:table-columns>
            <table:table-column table:style-name="TableColumn3"/>
            <table:table-column table:style-name="TableColumn4"/>
          </table:table-columns>
          <table:table-row table:style-name="TableRow5">
            <table:table-cell table:style-name="TableCell6">
              <text:p text:style-name="P7"/>
            </table:table-cell>
            <table:table-cell table:style-name="TableCell8">
              <text:p text:style-name="Footer">Stace Maples</text:p>
            </table:table-cell>
          </table:table-row>
          <table:table-row table:style-name="TableRow9">
            <table:table-cell table:style-name="TableCell10">
              <text:p text:style-name="Footer"><text:page-number text:fixed="false">2</text:page-number></text:p>
            </table:table-cell>
            <table:table-cell table:style-name="TableCell11">
              <text:p text:style-name="Footer-Bold"><text:span text:style-name="T12">120 Walter Hays Dr., Palo Alto, CA 94303</text:span><text:span text:style-name="T13"><text:s text:c="2"/></text:span><text:span text:style-name="T14">214-641-0920</text:span><text:span text:style-name="T15"><text:s text:c="2"/></text:span><text:span text:style-name="T16">stacey.maples@gmail.com</text:span></text:p>
            </table:table-cell>
          </table:table-row>
        </table:table>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keyword>Stace Maples</meta:keyword>
    <meta:initial-creator>Microsoft Office User</meta:initial-creator>
    <dc:creator>Mr. Stace D Maples</dc:creator>
    <meta:creation-date>2022-06-17T16:20:00Z</meta:creation-date>
    <dc:date>2022-06-17T16:20:00Z</dc:date>
    <meta:template xlink:href="%7b8B5CA92A-99C3-3948-BA28-CF5B1DD647A6%7dtf02807676_win32.dotx" xlink:type="simple"/>
    <meta:editing-cycles>2</meta:editing-cycles>
    <meta:editing-duration>PT0S</meta:editing-duration>
    <meta:user-defined meta:name="_TemplateID">TC061997201033</meta:user-defined>
    <meta:user-defined meta:name="ContentTypeId">0x010100AA3F7D94069FF64A86F7DFF56D60E3BE</meta:user-defined>
    <meta:document-statistic meta:page-count="1" meta:paragraph-count="25" meta:word-count="1906" meta:character-count="12751" meta:row-count="90" meta:non-whitespace-character-count="10870"/>
  </office:meta>
</office:document-meta>
</file>